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text-properties fo:color="#c9211e" loext:opacity="100%"/>
    </style:style>
    <style:style style:name="P2" style:family="paragraph" style:parent-style-name="Preformatted_20_Text">
      <style:text-properties fo:color="#c9211e" loext:opacity="100%" fo:font-weight="bold" style:font-weight-asian="bold" style:font-weight-complex="bold"/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Heading_20_3">
      <style:text-properties officeooo:paragraph-rsid="0024d17b"/>
    </style:style>
    <style:style style:name="P5" style:family="paragraph" style:parent-style-name="Heading_20_3">
      <style:text-properties officeooo:paragraph-rsid="0026c4c2"/>
    </style:style>
    <style:style style:name="P6" style:family="paragraph" style:parent-style-name="Preformatted_20_Text">
      <style:text-properties fo:color="#c9211e" loext:opacity="100%"/>
    </style:style>
    <style:style style:name="P7" style:family="paragraph" style:parent-style-name="Preformatted_20_Text">
      <style:text-properties fo:color="#c9211e" loext:opacity="100%" fo:font-weight="bold" style:font-weight-asian="bold" style:font-weight-complex="bold"/>
    </style:style>
    <style:style style:name="P8" style:family="paragraph" style:parent-style-name="Preformatted_20_Text">
      <style:text-properties fo:color="#c9211e" loext:opacity="100%" fo:font-weight="bold" officeooo:rsid="0011b9bd" officeooo:paragraph-rsid="0011b9bd" style:font-weight-asian="bold" style:font-weight-complex="bold"/>
    </style:style>
    <style:style style:name="P9" style:family="paragraph" style:parent-style-name="Preformatted_20_Text">
      <style:text-properties fo:color="#c9211e" loext:opacity="100%" fo:font-weight="bold" officeooo:paragraph-rsid="001e70f8" style:font-weight-asian="bold" style:font-weight-complex="bold"/>
    </style:style>
    <style:style style:name="P10" style:family="paragraph" style:parent-style-name="Preformatted_20_Text">
      <style:text-properties fo:color="#c9211e" loext:opacity="100%" fo:font-weight="bold" officeooo:paragraph-rsid="0024d17b" style:font-weight-asian="bold" style:font-weight-complex="bold"/>
    </style:style>
    <style:style style:name="P11" style:family="paragraph" style:parent-style-name="Preformatted_20_Text">
      <style:text-properties fo:color="#c9211e" loext:opacity="100%" fo:font-weight="bold" officeooo:paragraph-rsid="0026c4c2" style:font-weight-asian="bold" style:font-weight-complex="bold"/>
    </style:style>
    <style:style style:name="P12" style:family="paragraph" style:parent-style-name="Preformatted_20_Text">
      <style:text-properties fo:color="#c9211e" loext:opacity="100%" officeooo:paragraph-rsid="000f4997"/>
    </style:style>
    <style:style style:name="P13" style:family="paragraph" style:parent-style-name="Preformatted_20_Text">
      <style:text-properties fo:color="#c9211e" loext:opacity="100%" fo:font-weight="normal" style:font-weight-asian="normal" style:font-weight-complex="normal"/>
    </style:style>
    <style:style style:name="P14" style:family="paragraph" style:parent-style-name="Preformatted_20_Text">
      <style:text-properties fo:color="#c9211e" loext:opacity="100%" officeooo:paragraph-rsid="0018caaf"/>
    </style:style>
    <style:style style:name="P15" style:family="paragraph" style:parent-style-name="Preformatted_20_Text">
      <style:text-properties fo:color="#c9211e" loext:opacity="100%" officeooo:paragraph-rsid="00220966"/>
    </style:style>
    <style:style style:name="P16" style:family="paragraph" style:parent-style-name="Preformatted_20_Text">
      <style:text-properties fo:font-weight="bold" style:font-weight-asian="bold" style:font-weight-complex="bold"/>
    </style:style>
    <style:style style:name="P17" style:family="paragraph" style:parent-style-name="Preformatted_20_Text">
      <style:text-properties officeooo:paragraph-rsid="000f4997"/>
    </style:style>
    <style:style style:name="P18" style:family="paragraph" style:parent-style-name="Preformatted_20_Text">
      <style:text-properties officeooo:paragraph-rsid="001633d9"/>
    </style:style>
    <style:style style:name="P19" style:family="paragraph" style:parent-style-name="Preformatted_20_Text">
      <style:text-properties officeooo:paragraph-rsid="0018caaf"/>
    </style:style>
    <style:style style:name="P20" style:family="paragraph" style:parent-style-name="Preformatted_20_Text">
      <style:text-properties officeooo:paragraph-rsid="0019dc53"/>
    </style:style>
    <style:style style:name="P21" style:family="paragraph" style:parent-style-name="Preformatted_20_Text">
      <style:text-properties officeooo:paragraph-rsid="001a0284"/>
    </style:style>
    <style:style style:name="P22" style:family="paragraph" style:parent-style-name="Preformatted_20_Text">
      <style:text-properties officeooo:paragraph-rsid="00220966"/>
    </style:style>
    <style:style style:name="P23" style:family="paragraph" style:parent-style-name="Preformatted_20_Text">
      <style:text-properties officeooo:paragraph-rsid="0024d17b"/>
    </style:style>
    <style:style style:name="T1" style:family="text">
      <style:text-properties officeooo:rsid="0017ab25"/>
    </style:style>
    <style:style style:name="T2" style:family="text">
      <style:text-properties fo:color="#c9211e" loext:opacity="100%"/>
    </style:style>
    <style:style style:name="T3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"><text:a xlink:type="simple" xlink:href="#__RefHeading___Toc1543_2962762415" text:style-name="Index_20_Link" text:visited-style-name="Index_20_Link">1. В каком из перечисленных случаев работнику юридического лица с особыми уставными задачами разрешено использовать огнестрельное оружие?<text:tab/>4</text:a></text:p>
          <text:p text:style-name="P3"><text:a xlink:type="simple" xlink:href="#__RefHeading___Toc1545_2962762415" text:style-name="Index_20_Link" text:visited-style-name="Index_20_Link">2. В каких случаях работник юридического лица с особыми уставными задачами может не предупреждать о намерении применить огнестрельное оружие?<text:tab/>4</text:a></text:p>
          <text:p text:style-name="P3"><text:a xlink:type="simple" xlink:href="#__RefHeading___Toc1547_2962762415" text:style-name="Index_20_Link" text:visited-style-name="Index_20_Link">3. Какова последовательность действий работника юридического лица с особыми уставными задачами и порядок уведомления должностных лиц о случаях применения им специальных средств или огнестрельного оружия, в результате чего граждане получили телесные повреждения?<text:tab/>4</text:a></text:p>
          <text:p text:style-name="P3"><text:a xlink:type="simple" xlink:href="#__RefHeading___Toc1549_2962762415" text:style-name="Index_20_Link" text:visited-style-name="Index_20_Link">4. Разрешается ли работнику юридического лица с особыми уставными задачами применять, находящееся на законных основаниях, боевое оружие для подачи сигнала тревоги?<text:tab/>5</text:a></text:p>
          <text:p text:style-name="P3"><text:a xlink:type="simple" xlink:href="#__RefHeading___Toc1551_2962762415" text:style-name="Index_20_Link" text:visited-style-name="Index_20_Link">5. Обязан ли работник юридического лица с особыми уставными задачами незамедлительно информировать органы внутренних дел в случае, если он произвел выстрел в воздух для предупреждения о намерении применить оружие?<text:tab/>5</text:a></text:p>
          <text:p text:style-name="P3"><text:a xlink:type="simple" xlink:href="#__RefHeading___Toc1557_2962762415" text:style-name="Index_20_Link" text:visited-style-name="Index_20_Link">6. В отношении кого работникам юридического лица с особыми уставными задачами запрещается применять огнестрельное оружие?<text:tab/>5</text:a></text:p>
          <text:p text:style-name="P3"><text:a xlink:type="simple" xlink:href="#__RefHeading___Toc1559_2962762415" text:style-name="Index_20_Link" text:visited-style-name="Index_20_Link">7. В каких случаях работнику юридического лица с особыми уставными задачами не запрещается применять огнестрельное оружие в отношении женщин, лиц с явными признаками инвалидности и несовершеннолетних, возраст которых ему очевиден или известен?<text:tab/>5</text:a></text:p>
          <text:p text:style-name="P3"><text:a xlink:type="simple" xlink:href="#__RefHeading___Toc1561_2962762415" text:style-name="Index_20_Link" text:visited-style-name="Index_20_Link">8. В каком случае работники юридического лица с особыми уставными задачами вправе привести в готовность к стрельбе огнестрельное оружие?<text:tab/>5</text:a></text:p>
          <text:p text:style-name="P3"><text:a xlink:type="simple" xlink:href="#__RefHeading___Toc1563_2962762415" text:style-name="Index_20_Link" text:visited-style-name="Index_20_Link">9. Правилами оборота гражданского и служебного оружия на территории Российской Федерации установлен следующий порядок ношения огнестрельного короткоствольного оружия:<text:tab/>6</text:a></text:p>
          <text:p text:style-name="P3"><text:a xlink:type="simple" xlink:href="#__RefHeading___Toc1553_2962762415" text:style-name="Index_20_Link" text:visited-style-name="Index_20_Link">10. Правилами оборота гражданского и служебного оружия на территории Российской Федерации предусмотрено, что досылание патрона в патронник разрешается:<text:tab/>6</text:a></text:p>
          <text:p text:style-name="P3"><text:a xlink:type="simple" xlink:href="#__RefHeading___Toc1555_2962762415" text:style-name="Index_20_Link" text:visited-style-name="Index_20_Link">11. На основании правил оборота гражданского и служебного оружия на территории Российской Федерации, работники юридического лица с особыми уставными задачами, осуществляющие ношение оружия при исполнении служебных обязанностей, должны иметь при себе:<text:tab/>6</text:a></text:p>
          <text:p text:style-name="P3"><text:a xlink:type="simple" xlink:href="#__RefHeading___Toc1565_2962762415" text:style-name="Index_20_Link" text:visited-style-name="Index_20_Link">12. Эффективной мерой по обеспечению сохранности короткоствольного служебного оружия в процессе его ношения является:<text:tab/>6</text:a></text:p>
          <text:p text:style-name="P3"><text:a xlink:type="simple" xlink:href="#__RefHeading___Toc1567_2962762415" text:style-name="Index_20_Link" text:visited-style-name="Index_20_Link">13. Как определяется термин «короткоствольное оружие» в соответствии с действующим государственным стандартом?<text:tab/>7</text:a></text:p>
          <text:p text:style-name="P3"><text:a xlink:type="simple" xlink:href="#__RefHeading___Toc1569_2962762415" text:style-name="Index_20_Link" text:visited-style-name="Index_20_Link">14. Как определяется термин «длинноствольное оружие» в соответствии с действующим государственным стандартом?<text:tab/>7</text:a></text:p>
          <text:p text:style-name="P3"><text:a xlink:type="simple" xlink:href="#__RefHeading___Toc1571_2962762415" text:style-name="Index_20_Link" text:visited-style-name="Index_20_Link">15. Начальной скоростью пули называется:<text:tab/>7</text:a></text:p>
          <text:p text:style-name="P3"><text:a xlink:type="simple" xlink:href="#__RefHeading___Toc1573_2962762415" text:style-name="Index_20_Link" text:visited-style-name="Index_20_Link">16. Линией прицеливания называется:<text:tab/>7</text:a></text:p>
          <text:p text:style-name="P3"><text:a xlink:type="simple" xlink:href="#__RefHeading___Toc1575_2962762415" text:style-name="Index_20_Link" text:visited-style-name="Index_20_Link">17. Прямым выстрелом называется:<text:tab/>7</text:a></text:p>
          <text:p text:style-name="P3"><text:soft-page-break/><text:a xlink:type="simple" xlink:href="#__RefHeading___Toc1577_2962762415" text:style-name="Index_20_Link" text:visited-style-name="Index_20_Link">18. Траекторией полета пули называется:<text:tab/>7</text:a></text:p>
          <text:p text:style-name="P3"><text:a xlink:type="simple" xlink:href="#__RefHeading___Toc1579_2962762415" text:style-name="Index_20_Link" text:visited-style-name="Index_20_Link">19. К основным частям огнестрельного оружия относятся:<text:tab/>7</text:a></text:p>
          <text:p text:style-name="P3"><text:a xlink:type="simple" xlink:href="#__RefHeading___Toc1581_2962762415" text:style-name="Index_20_Link" text:visited-style-name="Index_20_Link">20. По своему назначению шептало пистолета служит:<text:tab/>8</text:a></text:p>
          <text:p text:style-name="P3"><text:a xlink:type="simple" xlink:href="#__RefHeading___Toc1583_2962762415" text:style-name="Index_20_Link" text:visited-style-name="Index_20_Link">21. По своему назначению выбрасыватель пистолета служит:<text:tab/>8</text:a></text:p>
          <text:p text:style-name="P3"><text:a xlink:type="simple" xlink:href="#__RefHeading___Toc1585_2962762415" text:style-name="Index_20_Link" text:visited-style-name="Index_20_Link">22. По своему назначению боевая пружина пистолета служит:<text:tab/>8</text:a></text:p>
          <text:p text:style-name="P3"><text:a xlink:type="simple" xlink:href="#__RefHeading___Toc1587_2962762415" text:style-name="Index_20_Link" text:visited-style-name="Index_20_Link">23. По своему назначению возвратная пружина пистолета служит:<text:tab/>8</text:a></text:p>
          <text:p text:style-name="P3"><text:a xlink:type="simple" xlink:href="#__RefHeading___Toc1589_2962762415" text:style-name="Index_20_Link" text:visited-style-name="Index_20_Link">24. По своему назначению курок пистолета служит:<text:tab/>8</text:a></text:p>
          <text:p text:style-name="P3"><text:a xlink:type="simple" xlink:href="#__RefHeading___Toc1591_2962762415" text:style-name="Index_20_Link" text:visited-style-name="Index_20_Link">25. По своему назначению затвор пистолета служит:<text:tab/>8</text:a></text:p>
          <text:p text:style-name="P3"><text:a xlink:type="simple" xlink:href="#__RefHeading___Toc1593_2962762415" text:style-name="Index_20_Link" text:visited-style-name="Index_20_Link">26. Неполная разборка пистолета, для пистолетов по конструкции сходных с пистолетом ИЖ-71 (МР-71), производится в следующем порядке:<text:tab/>8</text:a></text:p>
          <text:p text:style-name="P3"><text:a xlink:type="simple" xlink:href="#__RefHeading___Toc1595_2962762415" text:style-name="Index_20_Link" text:visited-style-name="Index_20_Link">27. Какое действие в процессе полной разборки пистолета ИЖ-71 выполняется в первую очередь? (предполагается, что операции по неполной разборке пистолета уже выполнены).<text:tab/>9</text:a></text:p>
          <text:p text:style-name="P3"><text:a xlink:type="simple" xlink:href="#__RefHeading___Toc1597_2962762415" text:style-name="Index_20_Link" text:visited-style-name="Index_20_Link">28. Какие действия при сборке пистолета после неполной разборки производятся в первую очередь?<text:tab/>9</text:a></text:p>
          <text:p text:style-name="P3"><text:a xlink:type="simple" xlink:href="#__RefHeading___Toc1599_2962762415" text:style-name="Index_20_Link" text:visited-style-name="Index_20_Link">29. Какая из указанных частей входит в ударно-спусковой механизм пистолета ИЖ-71?<text:tab/>9</text:a></text:p>
          <text:p text:style-name="P3"><text:a xlink:type="simple" xlink:href="#__RefHeading___Toc1601_2962762415" text:style-name="Index_20_Link" text:visited-style-name="Index_20_Link">30. Какая из названных частей входит в основные части механизма пистолета ИЖ-71?<text:tab/>9</text:a></text:p>
          <text:p text:style-name="P3"><text:a xlink:type="simple" xlink:href="#__RefHeading___Toc1603_2962762415" text:style-name="Index_20_Link" text:visited-style-name="Index_20_Link">31. Назначение кольцевой проточки гильзы 9-мм патрона к пистолету ИЖ-71.<text:tab/>9</text:a></text:p>
          <text:p text:style-name="P3"><text:a xlink:type="simple" xlink:href="#__RefHeading___Toc1605_2962762415" text:style-name="Index_20_Link" text:visited-style-name="Index_20_Link">32. Из чего состоит пуля 9-мм патрона пистолета ИЖ-71?<text:tab/>9</text:a></text:p>
          <text:p text:style-name="P3"><text:a xlink:type="simple" xlink:href="#__RefHeading___Toc1607_2962762415" text:style-name="Index_20_Link" text:visited-style-name="Index_20_Link">33. Для чего служит рамка в ПМ -9 мм?<text:tab/>9</text:a></text:p>
          <text:p text:style-name="P3"><text:a xlink:type="simple" xlink:href="#__RefHeading___Toc1609_2962762415" text:style-name="Index_20_Link" text:visited-style-name="Index_20_Link">34. Элементом какой основной части или механизма является выбрасыватель в ПМ- 9 мм?<text:tab/>9</text:a></text:p>
          <text:p text:style-name="P3"><text:a xlink:type="simple" xlink:href="#__RefHeading___Toc1611_2962762415" text:style-name="Index_20_Link" text:visited-style-name="Index_20_Link">35. Элементом какой основной части или механизма является шептало<text:tab/>10</text:a></text:p>
          <text:p text:style-name="P3"><text:a xlink:type="simple" xlink:href="#__RefHeading___Toc1613_2962762415" text:style-name="Index_20_Link" text:visited-style-name="Index_20_Link">36. Из скольких основных частей и механизмов состоит ПМ-9 мм?<text:tab/>10</text:a></text:p>
          <text:p text:style-name="P3"><text:a xlink:type="simple" xlink:href="#__RefHeading___Toc1615_2962762415" text:style-name="Index_20_Link" text:visited-style-name="Index_20_Link">37. Какова эффективная дальность стрельбы из ПМ-9 мм?<text:tab/>10</text:a></text:p>
          <text:p text:style-name="P3"><text:a xlink:type="simple" xlink:href="#__RefHeading___Toc1617_2962762415" text:style-name="Index_20_Link" text:visited-style-name="Index_20_Link">38. Какова боевая скорострельность пистолета ПМ-9 мм?<text:tab/>10</text:a></text:p>
          <text:p text:style-name="P3"><text:a xlink:type="simple" xlink:href="#__RefHeading___Toc1619_2962762415" text:style-name="Index_20_Link" text:visited-style-name="Index_20_Link">39. На чем основан принцип автоматики пистолета ПМ-9 мм?<text:tab/>10</text:a></text:p>
          <text:p text:style-name="P3"><text:a xlink:type="simple" xlink:href="#__RefHeading___Toc1621_2962762415" text:style-name="Index_20_Link" text:visited-style-name="Index_20_Link">40. Каков калибр пистолета ПМ-9 мм?<text:tab/>10</text:a></text:p>
          <text:p text:style-name="P3"><text:a xlink:type="simple" xlink:href="#__RefHeading___Toc1623_2962762415" text:style-name="Index_20_Link" text:visited-style-name="Index_20_Link">41. Какова емкость магазина пистолета ПМ-9 мм?<text:tab/>10</text:a></text:p>
          <text:p text:style-name="P3"><text:a xlink:type="simple" xlink:href="#__RefHeading___Toc1625_2962762415" text:style-name="Index_20_Link" text:visited-style-name="Index_20_Link">42. Для чего предназначен выбрасыватель в пистолете ПМ - 9 мм?<text:tab/>10</text:a></text:p>
          <text:p text:style-name="P3"><text:a xlink:type="simple" xlink:href="#__RefHeading___Toc1627_2962762415" text:style-name="Index_20_Link" text:visited-style-name="Index_20_Link">43. Какова прицельная дальность стрельбы из ПП-91 «Кедр»?<text:tab/>11</text:a></text:p>
          <text:p text:style-name="P3"><text:a xlink:type="simple" xlink:href="#__RefHeading___Toc1629_2962762415" text:style-name="Index_20_Link" text:visited-style-name="Index_20_Link">44. Какова боевая скорострельность очередями ПП-91 «Кедр»?<text:tab/>11</text:a></text:p>
          <text:p text:style-name="P3"><text:a xlink:type="simple" xlink:href="#__RefHeading___Toc1631_2962762415" text:style-name="Index_20_Link" text:visited-style-name="Index_20_Link">45. Механизмы автоматики пистолета-пулемёта ПП-91 «Кедр» работают:<text:tab/>11</text:a></text:p>
          <text:p text:style-name="P3"><text:a xlink:type="simple" xlink:href="#__RefHeading___Toc1633_2962762415" text:style-name="Index_20_Link" text:visited-style-name="Index_20_Link">46. Каков калибр пистолета-пулемета ПП-91 «Кедр»?<text:tab/>11</text:a></text:p>
          <text:p text:style-name="P3"><text:a xlink:type="simple" xlink:href="#__RefHeading___Toc1635_2962762415" text:style-name="Index_20_Link" text:visited-style-name="Index_20_Link">47. Какова масса пистолета-пулемета ПП-91 «Кедр» без патронов?<text:tab/>11</text:a></text:p>
          <text:p text:style-name="P3"><text:a xlink:type="simple" xlink:href="#__RefHeading___Toc1637_2962762415" text:style-name="Index_20_Link" text:visited-style-name="Index_20_Link">48. Какова прицельная дальность стрельбы из пистолета-пулемёта ОЦ-2«Кипарис»?<text:tab/>11</text:a></text:p>
          <text:p text:style-name="P3"><text:a xlink:type="simple" xlink:href="#__RefHeading___Toc1639_2962762415" text:style-name="Index_20_Link" text:visited-style-name="Index_20_Link">49. Какова боевая скорострельность очередями пистолета-пулемёта ОЦ-2 «Кипарис»?<text:tab/>11</text:a></text:p>
          <text:p text:style-name="P3"><text:a xlink:type="simple" xlink:href="#__RefHeading___Toc1641_2962762415" text:style-name="Index_20_Link" text:visited-style-name="Index_20_Link">50. Какова масса пистолета-пулемета ОЦ-2 «Кипарис» без патронов?<text:tab/>11</text:a></text:p>
          <text:p text:style-name="P3"><text:a xlink:type="simple" xlink:href="#__RefHeading___Toc1643_2962762415" text:style-name="Index_20_Link" text:visited-style-name="Index_20_Link">51. Каков калибр пистолета-пулемёта «Бизон-2»?<text:tab/>12</text:a></text:p>
          <text:p text:style-name="P3"><text:a xlink:type="simple" xlink:href="#__RefHeading___Toc1645_2962762415" text:style-name="Index_20_Link" text:visited-style-name="Index_20_Link">52. Какова ёмкость шнекового магазина пистолета-пулемёта «Бизон-2»?<text:tab/>12</text:a></text:p>
          <text:p text:style-name="P3"><text:a xlink:type="simple" xlink:href="#__RefHeading___Toc1647_2962762415" text:style-name="Index_20_Link" text:visited-style-name="Index_20_Link">53. Какова масса пистолета-пулемёта «Бизон-2» без патронов?<text:tab/>12</text:a></text:p>
          <text:p text:style-name="P3"><text:a xlink:type="simple" xlink:href="#__RefHeading___Toc1649_2962762415" text:style-name="Index_20_Link" text:visited-style-name="Index_20_Link">54. Каков калибр пистолета-пулемета ПП-93?<text:tab/>12</text:a></text:p>
          <text:p text:style-name="P3"><text:soft-page-break/><text:a xlink:type="simple" xlink:href="#__RefHeading___Toc1651_2962762415" text:style-name="Index_20_Link" text:visited-style-name="Index_20_Link">55. На чем основан принцип автоматики автомата АКМС?<text:tab/>12</text:a></text:p>
          <text:p text:style-name="P3"><text:a xlink:type="simple" xlink:href="#__RefHeading___Toc1653_2962762415" text:style-name="Index_20_Link" text:visited-style-name="Index_20_Link">56. Каков калибр автомата АКМС?<text:tab/>12</text:a></text:p>
          <text:p text:style-name="P3"><text:a xlink:type="simple" xlink:href="#__RefHeading___Toc1655_2962762415" text:style-name="Index_20_Link" text:visited-style-name="Index_20_Link">57. Какова прицельная дальность стрельбы из автомата АКМС?<text:tab/>12</text:a></text:p>
          <text:p text:style-name="P3"><text:a xlink:type="simple" xlink:href="#__RefHeading___Toc1657_2962762415" text:style-name="Index_20_Link" text:visited-style-name="Index_20_Link">58. Дальность прямого выстрела по грудной фигуре автомата АКМС?<text:tab/>12</text:a></text:p>
          <text:p text:style-name="P3"><text:a xlink:type="simple" xlink:href="#__RefHeading___Toc1659_2962762415" text:style-name="Index_20_Link" text:visited-style-name="Index_20_Link">59. Какова емкость магазина автомата АКМС?<text:tab/>13</text:a></text:p>
          <text:p text:style-name="P3"><text:a xlink:type="simple" xlink:href="#__RefHeading___Toc1661_2962762415" text:style-name="Index_20_Link" text:visited-style-name="Index_20_Link">60. Какова предельная дальность полета пули автомата АКМС?<text:tab/>13</text:a></text:p>
          <text:p text:style-name="P3"><text:a xlink:type="simple" xlink:href="#__RefHeading___Toc1663_2962762415" text:style-name="Index_20_Link" text:visited-style-name="Index_20_Link">61. Безопасное использование оружия предполагает в период непосредственного применения:<text:tab/>13</text:a></text:p>
          <text:p text:style-name="P3"><text:a xlink:type="simple" xlink:href="#__RefHeading___Toc1665_2962762415" text:style-name="Index_20_Link" text:visited-style-name="Index_20_Link">62. Безопасное использование оружия предполагает в период непосредственного применения:<text:tab/>13</text:a></text:p>
          <text:p text:style-name="P3"><text:a xlink:type="simple" xlink:href="#__RefHeading___Toc1667_2962762415" text:style-name="Index_20_Link" text:visited-style-name="Index_20_Link">63. Безопасное использование оружия предполагает в период непосредственного применения:<text:tab/>13</text:a></text:p>
          <text:p text:style-name="P3"><text:a xlink:type="simple" xlink:href="#__RefHeading___Toc1669_2962762415" text:style-name="Index_20_Link" text:visited-style-name="Index_20_Link">64. Безопасное использование оружия предполагает в период непосредственного применения:<text:tab/>13</text:a></text:p>
          <text:p text:style-name="P3"><text:a xlink:type="simple" xlink:href="#__RefHeading___Toc1671_2962762415" text:style-name="Index_20_Link" text:visited-style-name="Index_20_Link">65. Каков порядок действий стрелка при проведении стрельб в тирах и на стрельбищах?<text:tab/>13</text:a></text:p>
          <text:p text:style-name="P3"><text:a xlink:type="simple" xlink:href="#__RefHeading___Toc1673_2962762415" text:style-name="Index_20_Link" text:visited-style-name="Index_20_Link">66. Меры безопасности при проведении на стрелковых объектах специальных упражнений (связанных с поворотами, разворотами, кувырками, перекатами и т.п.) предполагают:<text:tab/>14</text:a></text:p>
          <text:p text:style-name="P3"><text:a xlink:type="simple" xlink:href="#__RefHeading___Toc1675_2962762415" text:style-name="Index_20_Link" text:visited-style-name="Index_20_Link">67. В случае задержки при стрельбе из пистолета в тире необходимо:<text:tab/>14</text:a></text:p>
          <text:p text:style-name="P3"><text:a xlink:type="simple" xlink:href="#__RefHeading___Toc1677_2962762415" text:style-name="Index_20_Link" text:visited-style-name="Index_20_Link">68. При стрельбе в тире в противошумовых наушниках или защитных очках действуют следующие правила:<text:tab/>14</text:a></text:p>
          <text:p text:style-name="P3"><text:a xlink:type="simple" xlink:href="#__RefHeading___Toc1679_2962762415" text:style-name="Index_20_Link" text:visited-style-name="Index_20_Link">69. При необходимости перемещения по тиру или стрельбищу (осмотр мишеней и т.п.) в соответствии с мерами по обеспечению безопасности оружие должно находиться:<text:tab/>14</text:a></text:p>
          <text:p text:style-name="P3"><text:a xlink:type="simple" xlink:href="#__RefHeading___Toc1681_2962762415" text:style-name="Index_20_Link" text:visited-style-name="Index_20_Link">70. Действия по временному прекращению стрельбы в<text:tab/>14</text:a></text:p>
          <text:p text:style-name="P3"><text:a xlink:type="simple" xlink:href="#__RefHeading___Toc1683_2962762415" text:style-name="Index_20_Link" text:visited-style-name="Index_20_Link">Тире, на стрельбище и при исполнении служебных обязанностей работника юридического лица с особыми уставными задачами:<text:tab/>14</text:a></text:p>
          <text:p text:style-name="P3"><text:a xlink:type="simple" xlink:href="#__RefHeading___Toc1685_2962762415" text:style-name="Index_20_Link" text:visited-style-name="Index_20_Link">71. Для временного прекращения стрельбы в тире (на стрельбище) подается команда:<text:tab/>15</text:a></text:p>
          <text:p text:style-name="P3"><text:a xlink:type="simple" xlink:href="#__RefHeading___Toc1687_2962762415" text:style-name="Index_20_Link" text:visited-style-name="Index_20_Link">72. Для полного прекращения стрельбы в тире (на стрельбище) подается команда:<text:tab/>15</text:a></text:p>
          <text:p text:style-name="P3"><text:a xlink:type="simple" xlink:href="#__RefHeading___Toc1689_2962762415" text:style-name="Index_20_Link" text:visited-style-name="Index_20_Link">73. Контрольный спуск курка оружия (в тире, на стрельбище, после его применения при исполнении служебных обязанностей) производится:<text:tab/>15</text:a></text:p>
          <text:p text:style-name="P3"><text:a xlink:type="simple" xlink:href="#__RefHeading___Toc1691_2962762415" text:style-name="Index_20_Link" text:visited-style-name="Index_20_Link">74. При выполнении команды «Заряжай», согласно понятию о заряжании стрелкового оружия, установленному действующим государственным стандартом (с учетом требований безопасности на стрелковых объектах):<text:tab/>15</text:a></text:p>
          <text:p text:style-name="P3"><text:a xlink:type="simple" xlink:href="#__RefHeading___Toc1693_2962762415" text:style-name="Index_20_Link" text:visited-style-name="Index_20_Link">75. Действия стрелка по полному прекращению стрельбы в тире (на стрельбище):<text:tab/>15</text:a></text:p>
          <text:p text:style-name="P3"><text:a xlink:type="simple" xlink:href="#__RefHeading___Toc1695_2962762415" text:style-name="Index_20_Link" text:visited-style-name="Index_20_Link">76. Действия с пистолетом при получении стрелком в тире (на стрельбище) команды «Оружие – к осмотру»:<text:tab/>16</text:a></text:p>
          <text:p text:style-name="P3"><text:a xlink:type="simple" xlink:href="#__RefHeading___Toc1697_2962762415" text:style-name="Index_20_Link" text:visited-style-name="Index_20_Link">77. Действия с оружием по завершении его применения работником юридического лица с особыми уставными задачами при исполнении служебных обязанностей (до прибытия правоохранительных органов):<text:tab/>16</text:a></text:p>
          <text:p text:style-name="P3"><text:a xlink:type="simple" xlink:href="#__RefHeading___Toc1699_2962762415" text:style-name="Index_20_Link" text:visited-style-name="Index_20_Link">78. Безопасное использование оружия при его ношении предполагает передачу оружия лицу, уполномоченному на его проверку:<text:tab/>16</text:a></text:p>
          <text:p text:style-name="P3"><text:a xlink:type="simple" xlink:href="#__RefHeading___Toc1701_2962762415" text:style-name="Index_20_Link" text:visited-style-name="Index_20_Link">79. Чистка и смазка оружия (пистолетов, револьверов, ружей и </text:a><text:soft-page-break/><text:a xlink:type="simple" xlink:href="#__RefHeading___Toc1701_2962762415" text:style-name="Index_20_Link" text:visited-style-name="Index_20_Link">карабинов), находящегося без употребления, производится:<text:tab/>17</text:a></text:p>
          <text:p text:style-name="P3"><text:a xlink:type="simple" xlink:href="#__RefHeading___Toc1703_2962762415" text:style-name="Index_20_Link" text:visited-style-name="Index_20_Link">5.80. Чистка и смазка оружия (пистолетов, револьверов, ружей и карабинов) после стрельбы производится:<text:tab/>17</text:a></text:p>
          <text:p text:style-name="P3"><text:a xlink:type="simple" xlink:href="#__RefHeading___Toc1705_2962762415" text:style-name="Index_20_Link" text:visited-style-name="Index_20_Link">81. Чистка и смазка оружия (пистолетов,револьверов, ружей и карабинов), внесенного с мороза в теплое помещение:<text:tab/>17</text:a></text:p>
          <text:p text:style-name="P3"><text:a xlink:type="simple" xlink:href="#__RefHeading___Toc1707_2962762415" text:style-name="Index_20_Link" text:visited-style-name="Index_20_Link">82. Смазку оружия положено производить:<text:tab/>17</text:a></text:p>
          <text:p text:style-name="P3"><text:a xlink:type="simple" xlink:href="#__RefHeading___Toc1709_2962762415" text:style-name="Index_20_Link" text:visited-style-name="Index_20_Link">83. Произойдет ли выстрел, если работник юридического лица с особыми уставными задачами дослал патрон в патронник пистолета, передернув затвор и сразу поставил его на предохранитель (А при этом курок сорвался с боевого взвода!)?<text:tab/>17</text:a></text:p>
          <text:p text:style-name="P3"><text:a xlink:type="simple" xlink:href="#__RefHeading___Toc1711_2962762415" text:style-name="Index_20_Link" text:visited-style-name="Index_20_Link">84. Как следует производить перезарядку служебного (гладкоствольного длинноствольного) ружья с помповым механизмом?<text:tab/>17</text:a></text:p>
        </text:index-body>
      </text:table-of-content>
      <text:p text:style-name="Preformatted_20_Text"/>
      <text:h text:style-name="Heading_20_3" text:outline-level="3"><text:bookmark-start text:name="__RefHeading___Toc1543_2962762415"/>1. В каком из перечисленных случаев работнику юридического лица с особыми уставными задачами разрешено использовать огнестрельное оружие?<text:bookmark-end text:name="__RefHeading___Toc1543_2962762415"/></text:h>
      <text:p text:style-name="P1">1. При исполнении возложенных на него служебных обязанностей</text:p>
      <text:p text:style-name="P1">по охране при транспортировании оружия (боеприпасов).</text:p>
      <text:p text:style-name="Preformatted_20_Text">2. При исполнении возложенных на него служебных обязанностей</text:p>
      <text:p text:style-name="Preformatted_20_Text">по охране личного транспорта.</text:p>
      <text:p text:style-name="Preformatted_20_Text">3. При исполнении любых поручений руководства организации.</text:p>
      <text:p text:style-name="P2">1</text:p>
      <text:h text:style-name="Heading_20_3" text:outline-level="3"><text:bookmark-start text:name="__RefHeading___Toc1545_2962762415"/>2. В каких случаях работник юридического лица с особыми уставными задачами может не предупреждать о намерении применить огнестрельное оружие?<text:bookmark-end text:name="__RefHeading___Toc1545_2962762415"/></text:h>
      <text:p text:style-name="Preformatted_20_Text">1. В любом случае, независимо от создавшейся ситуации.</text:p>
      <text:p text:style-name="P1">2. В случае, если промедление в применении оружия создает непосредственную</text:p>
      <text:p text:style-name="P1">опасность для жизни.</text:p>
      <text:p text:style-name="Preformatted_20_Text">3. В случае если есть предпосылки или догадки о том, что может сложиться</text:p>
      <text:p text:style-name="Preformatted_20_Text">ситуация, которая повлечет собой угрозу для жизни.</text:p>
      <text:p text:style-name="P2">2</text:p>
      <text:h text:style-name="Heading_20_3" text:outline-level="3"><text:bookmark-start text:name="__RefHeading___Toc1547_2962762415"/>3. Какова последовательность действий работника юридического лица с особыми уставными задачами и порядок уведомления должностных лиц о случаях применения им специальных средств или огнестрельного оружия, в результате чего граждане получили телесные повреждения?<text:bookmark-end text:name="__RefHeading___Toc1547_2962762415"/></text:h>
      <text:p text:style-name="Preformatted_20_Text">1. Немедленно уведомить прокурора и в возможно короткий срок органы</text:p>
      <text:p text:style-name="Preformatted_20_Text">здравоохранения и внутренних дел.</text:p>
      <text:p text:style-name="P1">2. Обеспечить лицам,получившим телесные повреждения в результате применения специальных средств или огнестрельного оружия, первую помощь. Доложить по подчиненности.</text:p>
      <text:p text:style-name="Preformatted_20_Text">3. Обеспечить лицам,получившим телесные повреждения в результате применения специальных средств или огнестрельного оружия, первую помощь. Незамедлительно уведомить руководство охраняемого объекта и территориальное подразделение МЧС.</text:p>
      <text:p text:style-name="P2">2</text:p>
      <text:h text:style-name="Heading_20_3" text:outline-level="3"><text:bookmark-start text:name="__RefHeading___Toc1549_2962762415"/><text:soft-page-break/>4. Разрешается ли работнику юридического лица с особыми уставными задачами применять, находящееся на законных основаниях, боевое оружие для подачи сигнала тревоги?<text:bookmark-end text:name="__RefHeading___Toc1549_2962762415"/></text:h>
      <text:p text:style-name="P1">1. Разрешается.</text:p>
      <text:p text:style-name="Preformatted_20_Text">2. Не разрешается.</text:p>
      <text:p text:style-name="Preformatted_20_Text">3. Разрешается, если указанное лицо находится в условиях плохой видимости.</text:p>
      <text:p text:style-name="P2">1</text:p>
      <text:h text:style-name="Heading_20_3" text:outline-level="3"><text:bookmark-start text:name="__RefHeading___Toc1551_2962762415"/>5. Обязан ли работник юридического лица с особыми уставными задачами незамедлительно информировать органы внутренних дел в случае, если он произвел выстрел в воздух для предупреждения о намерении применить оружие?<text:bookmark-end text:name="__RefHeading___Toc1551_2962762415"/></text:h>
      <text:p text:style-name="Preformatted_20_Text">1. Обязан информировать орган внутренних дел по месту применения оружия.</text:p>
      <text:p text:style-name="P12">2. Не обязан.</text:p>
      <text:p text:style-name="P17">3. Обязан информировать органы внутренних дел по месту нахождения юридического лица с особыми уставными задачами.</text:p>
      <text:p text:style-name="P2">2</text:p>
      <text:h text:style-name="Heading_20_3" text:outline-level="3"><text:bookmark-start text:name="__RefHeading___Toc1557_2962762415"/>6. В отношении кого работникам юридического лица с особыми уставными задачами запрещается применять огнестрельное оружие?<text:bookmark-end text:name="__RefHeading___Toc1557_2962762415"/></text:h>
      <text:p text:style-name="Preformatted_20_Text">1. В отношении детей.</text:p>
      <text:p text:style-name="Preformatted_20_Text">2. В отношении граждан, имеющих документ, подтверждающий наличие</text:p>
      <text:p text:style-name="Preformatted_20_Text">инвалидности.</text:p>
      <text:p text:style-name="P1">3. В отношении женщин, лиц с явными признаками инвалидности</text:p>
      <text:p text:style-name="P1">и несовершеннолетних, когда их возраст очевиден или известен охраннику.</text:p>
      <text:p text:style-name="P2">3</text:p>
      <text:h text:style-name="Heading_20_3" text:outline-level="3"><text:bookmark-start text:name="__RefHeading___Toc1559_2962762415"/>7. В каких случаях работнику юридического лица с особыми уставными задачами не запрещается применять огнестрельное оружие в отношении женщин, лиц с явными признаками инвалидности и несовершеннолетних, возраст которых ему очевиден или известен?<text:bookmark-end text:name="__RefHeading___Toc1559_2962762415"/></text:h>
      <text:p text:style-name="Preformatted_20_Text">1. В случае оказания ими группового сопротивления или нападения угрожающего</text:p>
      <text:p text:style-name="Preformatted_20_Text">работникам юридического лица с особыми уставными задачами или охраняемому</text:p>
      <text:p text:style-name="Preformatted_20_Text">имуществу.</text:p>
      <text:p text:style-name="P1">2. В случае оказания указанными лицами вооруженного или группового</text:p>
      <text:p text:style-name="P1">сопротивления работникам юридического лица с особыми уставными задачами,</text:p>
      <text:p text:style-name="P1">совершения вооруженного или группового нападения на охраняемые объекты,</text:p>
      <text:p text:style-name="P1">угрожающего жизни или здоровью работников юридического лица с особыми</text:p>
      <text:p text:style-name="P1">уставными задачами либо лиц, находящихся на охраняемых объектах.</text:p>
      <text:p text:style-name="Preformatted_20_Text">3. В случае отказа выполнить требование работника юридического лица с особыми</text:p>
      <text:p text:style-name="Preformatted_20_Text">уставными задачами проследовать в помещение охраны.</text:p>
      <text:p text:style-name="P2">2</text:p>
      <text:h text:style-name="Heading_20_3" text:outline-level="3"><text:bookmark-start text:name="__RefHeading___Toc1561_2962762415"/>8. В каком случае работники юридического лица с особыми уставными задачами вправе привести в готовность к стрельбе огнестрельное оружие?<text:bookmark-end text:name="__RefHeading___Toc1561_2962762415"/></text:h>
      <text:p text:style-name="P1">1. Если считают, что в создавшейся обстановке могут возникнуть основания для</text:p>
      <text:p text:style-name="P1"><text:soft-page-break/>его применения.</text:p>
      <text:p text:style-name="Preformatted_20_Text">2. При патрулировании охраняемого периметра объекта в ночное время.</text:p>
      <text:p text:style-name="Preformatted_20_Text">3. При охране материальных ценностей и служебной документации</text:p>
      <text:p text:style-name="Preformatted_20_Text">конфиденциального характера.</text:p>
      <text:p text:style-name="P2">1</text:p>
      <text:h text:style-name="Heading_20_3" text:outline-level="3"><text:bookmark-start text:name="__RefHeading___Toc1563_2962762415"/>9. Правилами оборота гражданского и служебного оружия на территории Российской Федерации установлен следующий порядок ношения огнестрельного короткоствольного оружия:<text:bookmark-end text:name="__RefHeading___Toc1563_2962762415"/></text:h>
      <text:p text:style-name="P1">1. В кобуре, со снаряженным магазином или барабаном, поставленным на</text:p>
      <text:p text:style-name="P1">предохранитель (при наличии).</text:p>
      <text:p text:style-name="Preformatted_20_Text">2. В кобуре, с патроном в патроннике, со взведенным курком.</text:p>
      <text:p text:style-name="Preformatted_20_Text">3. В кобуре, с патроном в патроннике, поставленным на предохранитель (при</text:p>
      <text:p text:style-name="Preformatted_20_Text">наличии).</text:p>
      <text:p text:style-name="P8">1</text:p>
      <text:h text:style-name="Heading_20_3" text:outline-level="3"><text:bookmark-start text:name="__RefHeading___Toc1553_2962762415"/>10. Правилами оборота гражданского и служебного оружия на территории Российской Федерации предусмотрено, что досылание патрона в патронник разрешается:<text:bookmark-end text:name="__RefHeading___Toc1553_2962762415"/></text:h>
      <text:p text:style-name="P13">1. Только при необходимости применения оружия либо для защиты жизни,</text:p>
      <text:p text:style-name="P13">здоровья и собственности в состоянии необходимой обороны или крайней</text:p>
      <text:p text:style-name="P13">необходимости.</text:p>
      <text:p text:style-name="Preformatted_20_Text">2. При необходимости применения оружия, а также в любых других опасных</text:p>
      <text:p text:style-name="Preformatted_20_Text">ситуациях.</text:p>
      <text:p text:style-name="Preformatted_20_Text">3. При необходимости применения оружия, а также при охране денежных средств</text:p>
      <text:p text:style-name="Preformatted_20_Text">и ценных грузов.</text:p>
      <text:p text:style-name="P2">1</text:p>
      <text:h text:style-name="Heading_20_3" text:outline-level="3"><text:bookmark-start text:name="__RefHeading___Toc1555_2962762415"/>11. На основании правил оборота гражданского и служебного оружия на территории Российской Федерации, работники юридического лица с особыми уставными задачами, осуществляющие ношение оружия при исполнении служебных обязанностей, должны иметь при себе:<text:bookmark-end text:name="__RefHeading___Toc1555_2962762415"/></text:h>
      <text:p text:style-name="Preformatted_20_Text">1. Документы, удостоверяющие их личность, приказ на охрану поста (маршрута).</text:p>
      <text:p text:style-name="Preformatted_20_Text">2. Выданное Федеральной службой войск национальной гвардии Российской</text:p>
      <text:p text:style-name="Preformatted_20_Text">Федерации или ее территориальным органом разрешение на хранение и ношение имеющегося у них оружия, медицинские справки форм 002-О/у и 003-О/у.</text:p>
      <text:p text:style-name="P1">3. Документы, удостоверяющие их личность, а также выданное Федеральной</text:p>
      <text:p text:style-name="P1">службой войск национальной гвардии Российской Федерации или ее территориальным</text:p>
      <text:p text:style-name="P1">органом разрешение на хранение и ношение имеющегося у них оружия.</text:p>
      <text:p text:style-name="P2">3</text:p>
      <text:h text:style-name="Heading_20_3" text:outline-level="3"><text:bookmark-start text:name="__RefHeading___Toc1565_2962762415"/>12. Эффективной мерой по обеспечению сохранности короткоствольного служебного оружия в процессе его ношения является:<text:bookmark-end text:name="__RefHeading___Toc1565_2962762415"/></text:h>
      <text:p text:style-name="P1">1 Ношение оружия с использованием пистолетного (револьверного) шнура.</text:p>
      <text:p text:style-name="Preformatted_20_Text">2. Обматывание оружия изоляционной лентой.</text:p>
      <text:p text:style-name="Preformatted_20_Text">3. Ношение патронов отдельно от оружия.</text:p>
      <text:p text:style-name="P2">1</text:p>
      <text:h text:style-name="Heading_20_3" text:outline-level="3"><text:bookmark-start text:name="__RefHeading___Toc1567_2962762415"/><text:soft-page-break/>13. Как определяется термин «короткоствольное оружие» в соответствии с действующим государственным стандартом?<text:bookmark-end text:name="__RefHeading___Toc1567_2962762415"/></text:h>
      <text:p text:style-name="Preformatted_20_Text">1. Оружие с длиной ствола (стволов) не более 150 мм и общей длиной</text:p>
      <text:p text:style-name="Preformatted_20_Text">не более 300 мм.</text:p>
      <text:p text:style-name="Preformatted_20_Text">2. Оружие с длиной ствола (стволов) не более 200 мм и общей длиной</text:p>
      <text:p text:style-name="Preformatted_20_Text">не более 400 мм.</text:p>
      <text:p text:style-name="P1">3. Оружие с длиной ствола (стволов) не более 300 мм и общей длиной</text:p>
      <text:p text:style-name="P1">не более 600 мм.</text:p>
      <text:p text:style-name="P2">3</text:p>
      <text:h text:style-name="Heading_20_3" text:outline-level="3"><text:bookmark-start text:name="__RefHeading___Toc1569_2962762415"/>14. Как определяется термин «длинноствольное оружие» в соответствии с действующим государственным <text:span text:style-name="T1">с</text:span>тандартом?<text:bookmark-end text:name="__RefHeading___Toc1569_2962762415"/></text:h>
      <text:p text:style-name="P1">1. Оружие с длиной ствола (стволов) более 300 мм и общей длиной более 600 мм.</text:p>
      <text:p text:style-name="P18">2. Оружие с длиной ствола (стволов) более 200 мм и общей длиной более 400 мм.</text:p>
      <text:p text:style-name="P18">3. Оружие с длиной ствола (стволов) более 150 мм и общей длиной более 300 мм.</text:p>
      <text:p text:style-name="P2">1</text:p>
      <text:h text:style-name="Heading_20_3" text:outline-level="3"><text:bookmark-start text:name="__RefHeading___Toc1571_2962762415"/>15. Начальной скоростью пули называется:<text:bookmark-end text:name="__RefHeading___Toc1571_2962762415"/></text:h>
      <text:p text:style-name="P1">1. Скорость движения пули при прохождении дульного среза ствола.</text:p>
      <text:p text:style-name="Preformatted_20_Text">2. Скорость движения пули при вхождении в ствол из патронника (каморы</text:p>
      <text:p text:style-name="Preformatted_20_Text">барабана).</text:p>
      <text:p text:style-name="Preformatted_20_Text">3. Скорость движения пули на расстоянии одного метра от дульного среза ствола.</text:p>
      <text:p text:style-name="P2">1</text:p>
      <text:h text:style-name="Heading_20_3" text:outline-level="3"><text:bookmark-start text:name="__RefHeading___Toc1573_2962762415"/>16. Линией прицеливания называется:<text:bookmark-end text:name="__RefHeading___Toc1573_2962762415"/></text:h>
      <text:p text:style-name="P1">1. Линия, проходящая от центра ствола в точку прицеливания.</text:p>
      <text:p text:style-name="P1">2. Прямая линия, проходящая от глаза стрелка через середину прорези прицела (на</text:p>
      <text:p text:style-name="P1">уровне с ее краями) и вершину мушки в точку прицеливания.</text:p>
      <text:p text:style-name="Preformatted_20_Text">3. Линия, описываемая центром тяжести пули в полете.</text:p>
      <text:p text:style-name="P2">2</text:p>
      <text:h text:style-name="Heading_20_3" text:outline-level="3"><text:bookmark-start text:name="__RefHeading___Toc1575_2962762415"/>17. Прямым выстрелом называется:<text:bookmark-end text:name="__RefHeading___Toc1575_2962762415"/></text:h>
      <text:p text:style-name="Preformatted_20_Text">1. Выстрел, при котором траектория полета пули поднимается над линией</text:p>
      <text:p text:style-name="Preformatted_20_Text">прицеливания выше цели не более, чем на одной трети своего протяжения.</text:p>
      <text:p text:style-name="Preformatted_20_Text">2. Выстрел, при котором ствол оружия и линия плеч стрелка составляют прямой</text:p>
      <text:p text:style-name="Preformatted_20_Text">угол.</text:p>
      <text:p text:style-name="P1">3. Выстрел, при котором траектория полета пули не поднимается над линией</text:p>
      <text:p text:style-name="P1">прицеливания выше цели на всем своем протяжении.</text:p>
      <text:p text:style-name="P2">3</text:p>
      <text:h text:style-name="Heading_20_3" text:outline-level="3"><text:bookmark-start text:name="__RefHeading___Toc1577_2962762415"/>18. Траекторией полета пули называется:<text:bookmark-end text:name="__RefHeading___Toc1577_2962762415"/></text:h>
      <text:p text:style-name="P1">1. Кривая линия, описываемая центром тяжести пули в полете.</text:p>
      <text:p text:style-name="Preformatted_20_Text">2. Прямая линия, проходящая от глаза стрелка через середину прорези прицела (на</text:p>
      <text:p text:style-name="Preformatted_20_Text">уровне с ее краями) и вершину мушки в точку прицеливания.</text:p>
      <text:p text:style-name="Preformatted_20_Text">3. Прямая линия от центра ствола до точки попадания.</text:p>
      <text:p text:style-name="P2">1</text:p>
      <text:h text:style-name="Heading_20_3" text:outline-level="3"><text:bookmark-start text:name="__RefHeading___Toc1579_2962762415"/>19. К основным частям огнестрельного оружия относятся:<text:bookmark-end text:name="__RefHeading___Toc1579_2962762415"/></text:h>
      <text:p text:style-name="P1">1. Ствол, затвор, барабан, рамка, ствольная коробка.</text:p>
      <text:p text:style-name="Preformatted_20_Text">2. Ствол, затворная рама, крышка ствольной коробки, приклад, рукоятка.</text:p>
      <text:p text:style-name="Preformatted_20_Text">3. Ствол, магазин, барабан, рамка, ствольная коробка, патрон.</text:p>
      <text:p text:style-name="P2">1</text:p>
      <text:h text:style-name="Heading_20_3" text:outline-level="3"><text:bookmark-start text:name="__RefHeading___Toc1581_2962762415"/><text:soft-page-break/>20. По своему назначению шептало пистолета служит:<text:bookmark-end text:name="__RefHeading___Toc1581_2962762415"/></text:h>
      <text:p text:style-name="Preformatted_20_Text">1. Для возвращения спускового крючка в крайнее переднее положение.</text:p>
      <text:p text:style-name="Preformatted_20_Text"><text:span text:style-name="T2">2. Для удержания курка на боевом и предохранительном взводе</text:span>.</text:p>
      <text:p text:style-name="Preformatted_20_Text">3. Для приведения в действие курка, рычага взвода и спусковой тяги.</text:p>
      <text:p text:style-name="P2">2</text:p>
      <text:h text:style-name="Heading_20_3" text:outline-level="3"><text:bookmark-start text:name="__RefHeading___Toc1583_2962762415"/>21. По своему назначению выбрасыватель пистолета служит:<text:bookmark-end text:name="__RefHeading___Toc1583_2962762415"/></text:h>
      <text:p text:style-name="P19">1. Для отвода неизрасходованной части пороховых газов.</text:p>
      <text:p text:style-name="P14">2. Для удержания гильзы (патрона) в чашечке затвора до встречи</text:p>
      <text:p text:style-name="P1">с отражателем.</text:p>
      <text:p text:style-name="Preformatted_20_Text">3. Для извлечения магазина из рукоятки пистолета.</text:p>
      <text:p text:style-name="P1">2</text:p>
      <text:h text:style-name="Heading_20_3" text:outline-level="3"><text:bookmark-start text:name="__RefHeading___Toc1585_2962762415"/>22. По своему назначению боевая пружина пистолета служит:<text:bookmark-end text:name="__RefHeading___Toc1585_2962762415"/></text:h>
      <text:p text:style-name="Preformatted_20_Text">1. Для досылания патрона в патронник.</text:p>
      <text:p text:style-name="Preformatted_20_Text">2. Для возвращения затвора в крайнее переднее положение после выстрела.</text:p>
      <text:p text:style-name="P1">3. Для приведения в действие курка, рычага взвода и спусковой тяги.</text:p>
      <text:p text:style-name="P1">3</text:p>
      <text:h text:style-name="Heading_20_3" text:outline-level="3"><text:bookmark-start text:name="__RefHeading___Toc1587_2962762415"/>23. По своему назначению возвратная пружина пистолета служит:<text:bookmark-end text:name="__RefHeading___Toc1587_2962762415"/></text:h>
      <text:p text:style-name="Preformatted_20_Text">1. Для возвращения спускового крючка в крайнее переднее положение.</text:p>
      <text:p text:style-name="P1">2. Для возвращения затвора в крайнее переднее положение после выстрела.</text:p>
      <text:p text:style-name="Preformatted_20_Text">3. Для приведения в действие курка, рычага взвода и спусковой тяги.</text:p>
      <text:p text:style-name="P2">2</text:p>
      <text:h text:style-name="Heading_20_3" text:outline-level="3"><text:bookmark-start text:name="__RefHeading___Toc1589_2962762415"/>24. По своему назначению курок пистолета служит:<text:bookmark-end text:name="__RefHeading___Toc1589_2962762415"/></text:h>
      <text:p text:style-name="P1">1. Для нанесения удара по ударнику.</text:p>
      <text:p text:style-name="Preformatted_20_Text">2. Для приведения в действие спусковой тяги с рычагом взвода.</text:p>
      <text:p text:style-name="Preformatted_20_Text">3. Для нанесения удара по капсюлю гильзы.</text:p>
      <text:p text:style-name="P2">1</text:p>
      <text:h text:style-name="Heading_20_3" text:outline-level="3"><text:bookmark-start text:name="__RefHeading___Toc1591_2962762415"/>25. По своему назначению затвор пистолета служит:<text:bookmark-end text:name="__RefHeading___Toc1591_2962762415"/></text:h>
      <text:p text:style-name="Preformatted_20_Text">1. Для подачи патрона из магазина в патронник, фиксации ствола при выстреле,</text:p>
      <text:p text:style-name="Preformatted_20_Text">отвода неизрасходованных пороховых газов и извлечения гильзы после выстрела, для</text:p>
      <text:p text:style-name="Preformatted_20_Text">постановки курка на предохранительный взвод.</text:p>
      <text:p text:style-name="Preformatted_20_Text">2. Для соединения всех частей пистолета.</text:p>
      <text:p text:style-name="P1">3. Для подачи патрона из магазина в патронник, запирания канала ствола при</text:p>
      <text:p text:style-name="P1">выстреле, удержания гильзы (извлечения патрона) и постановки курка на боевой взвод.</text:p>
      <text:p text:style-name="P2">3</text:p>
      <text:h text:style-name="Heading_20_3" text:outline-level="3"><text:bookmark-start text:name="__RefHeading___Toc1593_2962762415"/>26. Неполная разборка пистолета, для пистолетов по конструкции сходных с пистолетом ИЖ-71 (МР-71), производится в следующем порядке:<text:bookmark-end text:name="__RefHeading___Toc1593_2962762415"/></text:h>
      <text:p text:style-name="Preformatted_20_Text">1. Отделить затвор,отвинтить винт рукоятки,отделить рукоятку от рамки, снять возвратную пружину.</text:p>
      <text:p text:style-name="Preformatted_20_Text">2. Выключить предохранитель, отвести спусковую скобу вниз и влево, отделить</text:p>
      <text:p text:style-name="P20">затвор от рамки,поставить спусковую скобу на место,снять со ствола возвратную пружину.</text:p>
      <text:p text:style-name="P1">3. Извлечь магазин из основания рукоятки, выключить предохранитель, убедится в</text:p>
      <text:p text:style-name="P1">отсутствии патрона в патроннике, отвести спусковую скобу вниз и влево, отделить затвор от рамки,поставить спусковую скобу на место, снять со ствола возвратную пружину.</text:p>
      <text:p text:style-name="P2"><text:soft-page-break/>3</text:p>
      <text:h text:style-name="Heading_20_3" text:outline-level="3"><text:bookmark-start text:name="__RefHeading___Toc1595_2962762415"/>27. Какое действие в процессе полной разборки пистолета ИЖ-71 выполняется в первую очередь? (предполагается, что операции по неполной разборке пистолета уже выполнены).<text:bookmark-end text:name="__RefHeading___Toc1595_2962762415"/></text:h>
      <text:p text:style-name="P21">1. Отделить рукоятку от основания и боевую пружину.</text:p>
      <text:p text:style-name="Preformatted_20_Text">2. Отделить спусковой крючок.</text:p>
      <text:p text:style-name="P1">3. Отделить шептало и затворную задержку от рамки.</text:p>
      <text:p text:style-name="P2">3</text:p>
      <text:h text:style-name="Heading_20_3" text:outline-level="3"><text:bookmark-start text:name="__RefHeading___Toc1597_2962762415"/>28. Какие действия при сборке пистолета после неполной разборки производятся в первую очередь?<text:bookmark-end text:name="__RefHeading___Toc1597_2962762415"/></text:h>
      <text:p text:style-name="Preformatted_20_Text">1. Оттянуть спусковую скобу.</text:p>
      <text:p text:style-name="P1">2. Надеть на ствол возвратную пружину.</text:p>
      <text:p text:style-name="Preformatted_20_Text">3. Вставить магазин в основание рукоятки.</text:p>
      <text:p text:style-name="P2">2</text:p>
      <text:h text:style-name="Heading_20_3" text:outline-level="3"><text:bookmark-start text:name="__RefHeading___Toc1599_2962762415"/>29. Какая из указанных частей входит в ударно-спусковой механизм пистолета ИЖ-71?<text:bookmark-end text:name="__RefHeading___Toc1599_2962762415"/></text:h>
      <text:p text:style-name="P1">1. Задвижка боевой пружины.</text:p>
      <text:p text:style-name="Preformatted_20_Text">2. Ударник.</text:p>
      <text:p text:style-name="Preformatted_20_Text">3. Возвратная пружина.</text:p>
      <text:p text:style-name="P1">1</text:p>
      <text:h text:style-name="Heading_20_3" text:outline-level="3"><text:bookmark-start text:name="__RefHeading___Toc1601_2962762415"/>30. Какая из названных частей входит в основные части механизма пистолета ИЖ-71?<text:bookmark-end text:name="__RefHeading___Toc1601_2962762415"/></text:h>
      <text:p text:style-name="Preformatted_20_Text">1. Досылатель.</text:p>
      <text:p text:style-name="Preformatted_20_Text">2. Предохранитель.</text:p>
      <text:p text:style-name="P1">3. Затворная задержка.</text:p>
      <text:p text:style-name="P2">3</text:p>
      <text:h text:style-name="Heading_20_3" text:outline-level="3"><text:bookmark-start text:name="__RefHeading___Toc1603_2962762415"/>31. Назначение кольцевой проточки гильзы 9-мм патрона к пистолету ИЖ-71.<text:bookmark-end text:name="__RefHeading___Toc1603_2962762415"/></text:h>
      <text:p text:style-name="Preformatted_20_Text">1. Для уменьшения веса.</text:p>
      <text:p text:style-name="P1">2. Для зацепа выбрасывателя.</text:p>
      <text:p text:style-name="Preformatted_20_Text">3. Для зацепа отражателя.</text:p>
      <text:p text:style-name="P2">2</text:p>
      <text:p text:style-name="Preformatted_20_Text"/>
      <text:h text:style-name="Heading_20_3" text:outline-level="3"><text:bookmark-start text:name="__RefHeading___Toc1605_2962762415"/>32. Из чего состоит пуля 9-мм патрона пистолета ИЖ-71?<text:bookmark-end text:name="__RefHeading___Toc1605_2962762415"/></text:h>
      <text:p text:style-name="Preformatted_20_Text">1. Пуля, гильза, пороховой заряд, капсюль.</text:p>
      <text:p text:style-name="Preformatted_20_Text">2. Стальной сердечник, свинцовая рубашка, биметаллическая оболочка.</text:p>
      <text:p text:style-name="P1">3. Пуля из свинца в биметаллической оболочке.</text:p>
      <text:p text:style-name="P2">3</text:p>
      <text:h text:style-name="Heading_20_3" text:outline-level="3"><text:bookmark-start text:name="__RefHeading___Toc1607_2962762415"/>33. Для чего служит рамка в ПМ -9 мм?<text:bookmark-end text:name="__RefHeading___Toc1607_2962762415"/></text:h>
      <text:p text:style-name="Preformatted_20_Text">1. Для производства выстрела.</text:p>
      <text:p text:style-name="Preformatted_20_Text">2. Для обеспечения безопасности.</text:p>
      <text:p text:style-name="P1">3. Для соединения всех частей пистолета.</text:p>
      <text:p text:style-name="P2">3</text:p>
      <text:h text:style-name="Heading_20_3" text:outline-level="3"><text:bookmark-start text:name="__RefHeading___Toc1609_2962762415"/>34. Элементом какой основной части или механизма является выбрасыватель в ПМ- 9 мм?<text:bookmark-end text:name="__RefHeading___Toc1609_2962762415"/></text:h>
      <text:p text:style-name="P1">1. Затвора.</text:p>
      <text:p text:style-name="Preformatted_20_Text"><text:soft-page-break/>2. Ударно-спускового механизма.</text:p>
      <text:p text:style-name="Preformatted_20_Text">3. Рамки со стволом и спусковой скобой.</text:p>
      <text:p text:style-name="P2">1</text:p>
      <text:h text:style-name="Heading_20_3" text:outline-level="3"><text:bookmark-start text:name="__RefHeading___Toc1611_2962762415"/>35. Элементом какой основной части или механизма является шептало<text:bookmark-end text:name="__RefHeading___Toc1611_2962762415"/></text:h>
      <text:p text:style-name="Preformatted_20_Text">в ПМ- 9 мм?</text:p>
      <text:p text:style-name="Preformatted_20_Text">1. Затвора.</text:p>
      <text:p text:style-name="P1">2. Ударно-спускового механизма.</text:p>
      <text:p text:style-name="Preformatted_20_Text">3. Рамки со стволом.</text:p>
      <text:p text:style-name="P2">2</text:p>
      <text:h text:style-name="Heading_20_3" text:outline-level="3"><text:bookmark-start text:name="__RefHeading___Toc1613_2962762415"/>36. Из скольких основных частей и механизмов состоит ПМ-9 мм?<text:bookmark-end text:name="__RefHeading___Toc1613_2962762415"/></text:h>
      <text:p text:style-name="Preformatted_20_Text">1. 5 частей и механизмов.</text:p>
      <text:p text:style-name="P1">2. 7 частей и механизмов.</text:p>
      <text:p text:style-name="Preformatted_20_Text">3. 18 частей и механизмов.</text:p>
      <text:p text:style-name="P2">2</text:p>
      <text:h text:style-name="Heading_20_3" text:outline-level="3"><text:bookmark-start text:name="__RefHeading___Toc1615_2962762415"/>37. Какова эффективная дальность стрельбы из ПМ-9 мм?<text:bookmark-end text:name="__RefHeading___Toc1615_2962762415"/></text:h>
      <text:p text:style-name="P1">1. До 50 метров.</text:p>
      <text:p text:style-name="Preformatted_20_Text">2. До 100 метров.</text:p>
      <text:p text:style-name="Preformatted_20_Text">3. До 25 метров.</text:p>
      <text:p text:style-name="P2">1</text:p>
      <text:h text:style-name="Heading_20_3" text:outline-level="3"><text:bookmark-start text:name="__RefHeading___Toc1617_2962762415"/>38. Какова боевая скорострельность пистолета ПМ-9 мм?<text:bookmark-end text:name="__RefHeading___Toc1617_2962762415"/></text:h>
      <text:p text:style-name="P1">1. 30 выстрелов в минуту.</text:p>
      <text:p text:style-name="Preformatted_20_Text">2. 50 выстрелов в минуту.</text:p>
      <text:p text:style-name="P2">3. 10 выстрелов в минуту.</text:p>
      <text:p text:style-name="P2">1</text:p>
      <text:h text:style-name="Heading_20_3" text:outline-level="3"><text:bookmark-start text:name="__RefHeading___Toc1619_2962762415"/>39. На чем основан принцип автоматики пистолета ПМ-9 мм?<text:bookmark-end text:name="__RefHeading___Toc1619_2962762415"/></text:h>
      <text:p text:style-name="P1">1. На отдаче свободного затвора.</text:p>
      <text:p text:style-name="Preformatted_20_Text">2. На сжатии пороховых газов.</text:p>
      <text:p text:style-name="Preformatted_20_Text">3. На особенностях работы ударно-спускового механизма.</text:p>
      <text:p text:style-name="P2">1</text:p>
      <text:h text:style-name="Heading_20_3" text:outline-level="3"><text:bookmark-start text:name="__RefHeading___Toc1621_2962762415"/>40. Каков калибр пистолета ПМ-9 мм?<text:bookmark-end text:name="__RefHeading___Toc1621_2962762415"/></text:h>
      <text:p text:style-name="Preformatted_20_Text">1. 7,62 мм.</text:p>
      <text:p text:style-name="P1">2. 9 мм.</text:p>
      <text:p text:style-name="Preformatted_20_Text">3. 5,45 мм.</text:p>
      <text:p text:style-name="P2">2</text:p>
      <text:h text:style-name="Heading_20_3" text:outline-level="3"><text:bookmark-start text:name="__RefHeading___Toc1623_2962762415"/>41. Какова емкость магазина пистолета ПМ-9 мм?<text:bookmark-end text:name="__RefHeading___Toc1623_2962762415"/></text:h>
      <text:p text:style-name="Preformatted_20_Text">1. 10 патронов.</text:p>
      <text:p text:style-name="Preformatted_20_Text">2. 16 патронов.</text:p>
      <text:p text:style-name="P1">3. 8 патронов.</text:p>
      <text:p text:style-name="P9">3</text:p>
      <text:h text:style-name="Heading_20_3" text:outline-level="3"><text:bookmark-start text:name="__RefHeading___Toc1625_2962762415"/>42. Для чего предназначен выбрасыватель в пистолете ПМ - 9 мм?<text:bookmark-end text:name="__RefHeading___Toc1625_2962762415"/></text:h>
      <text:p text:style-name="Preformatted_20_Text">1. Для выброса пули.</text:p>
      <text:p text:style-name="Preformatted_20_Text">2. Для запирания затвора.</text:p>
      <text:p text:style-name="P1">3. Для экстракции гильзы.</text:p>
      <text:p text:style-name="P2"><text:soft-page-break/>3</text:p>
      <text:h text:style-name="Heading_20_3" text:outline-level="3"><text:bookmark-start text:name="__RefHeading___Toc1627_2962762415"/>43. Какова прицельная дальность стрельбы из ПП-91 «Кедр»?<text:bookmark-end text:name="__RefHeading___Toc1627_2962762415"/></text:h>
      <text:p text:style-name="P1">1. 50 метров.</text:p>
      <text:p text:style-name="Preformatted_20_Text">2. 25 метров.</text:p>
      <text:p text:style-name="Preformatted_20_Text">3. 100 метров.</text:p>
      <text:p text:style-name="P2">1</text:p>
      <text:h text:style-name="Heading_20_3" text:outline-level="3"><text:bookmark-start text:name="__RefHeading___Toc1629_2962762415"/>44. Какова боевая скорострельность очередями ПП-91 «Кедр»?<text:bookmark-end text:name="__RefHeading___Toc1629_2962762415"/></text:h>
      <text:p text:style-name="P1">1. 1000 выстрелов в минуту.</text:p>
      <text:p text:style-name="Preformatted_20_Text">2. 100 выстрелов в минуту.</text:p>
      <text:p text:style-name="Preformatted_20_Text">3. 50 выстрелов в минуту.</text:p>
      <text:p text:style-name="P2">1</text:p>
      <text:h text:style-name="Heading_20_3" text:outline-level="3"><text:bookmark-start text:name="__RefHeading___Toc1631_2962762415"/>45. Механизмы автоматики пистолета-пулемёта ПП-91 «Кедр» работают:<text:bookmark-end text:name="__RefHeading___Toc1631_2962762415"/></text:h>
      <text:p text:style-name="Preformatted_20_Text">1. За счет действия энергии возвратной пружины.</text:p>
      <text:p text:style-name="P1">2. За счет энергии отдачи свободного затвора.</text:p>
      <text:p text:style-name="Preformatted_20_Text">3. На использовании энергии пороховых газов, отводимых из канала ствола в</text:p>
      <text:p text:style-name="Preformatted_20_Text">газовую камору.</text:p>
      <text:p text:style-name="P2">2</text:p>
      <text:h text:style-name="Heading_20_3" text:outline-level="3"><text:bookmark-start text:name="__RefHeading___Toc1633_2962762415"/>46. Каков калибр пистолета-пулемета ПП-91 «Кедр»?<text:bookmark-end text:name="__RefHeading___Toc1633_2962762415"/></text:h>
      <text:p text:style-name="Preformatted_20_Text"><text:span text:style-name="T2">1. 9 мм</text:span>.</text:p>
      <text:p text:style-name="Preformatted_20_Text">2. 7,62 мм.</text:p>
      <text:p text:style-name="Preformatted_20_Text">3. 5,45 мм.</text:p>
      <text:p text:style-name="P2">1</text:p>
      <text:h text:style-name="Heading_20_3" text:outline-level="3"><text:bookmark-start text:name="__RefHeading___Toc1635_2962762415"/>47. Какова масса пистолета-пулемета ПП-91 «Кедр» без патронов?<text:bookmark-end text:name="__RefHeading___Toc1635_2962762415"/></text:h>
      <text:p text:style-name="Preformatted_20_Text">1. 0, 54 кг.</text:p>
      <text:p text:style-name="Preformatted_20_Text"><text:span text:style-name="T2">2. 1,54 кг</text:span>.</text:p>
      <text:p text:style-name="Preformatted_20_Text">3. 2,54 кг.</text:p>
      <text:p text:style-name="P2">2</text:p>
      <text:h text:style-name="Heading_20_3" text:outline-level="3"><text:bookmark-start text:name="__RefHeading___Toc1637_2962762415"/>48. Какова прицельная дальность стрельбы из пистолета-пулемёта ОЦ-2«Кипарис»?<text:bookmark-end text:name="__RefHeading___Toc1637_2962762415"/></text:h>
      <text:p text:style-name="Preformatted_20_Text">1. 25 метров.</text:p>
      <text:p text:style-name="Preformatted_20_Text">2. 50 метров.</text:p>
      <text:p text:style-name="P1">3. 75 метров.</text:p>
      <text:p text:style-name="P2">3</text:p>
      <text:h text:style-name="Heading_20_3" text:outline-level="3"><text:bookmark-start text:name="__RefHeading___Toc1639_2962762415"/>49. Какова боевая скорострельность очередями пистолета-пулемёта ОЦ-2 «Кипарис»?<text:bookmark-end text:name="__RefHeading___Toc1639_2962762415"/></text:h>
      <text:p text:style-name="Preformatted_20_Text">1. 1000 выстрелов в минуту.</text:p>
      <text:p text:style-name="P1">2. 800 выстрелов в минуту.3. 50 выстрелов в минуту.</text:p>
      <text:p text:style-name="P2">2</text:p>
      <text:h text:style-name="Heading_20_3" text:outline-level="3"><text:bookmark-start text:name="__RefHeading___Toc1641_2962762415"/>50. Какова масса пистолета-пулемета ОЦ-2 «Кипарис» без патронов?<text:bookmark-end text:name="__RefHeading___Toc1641_2962762415"/></text:h>
      <text:p text:style-name="Preformatted_20_Text">1. 0, 57 кг.</text:p>
      <text:p text:style-name="Preformatted_20_Text"><text:span text:style-name="T2">2. 1,57 кг</text:span>.</text:p>
      <text:p text:style-name="Preformatted_20_Text">3. 2,57 кг.</text:p>
      <text:p text:style-name="P2"><text:soft-page-break/>2</text:p>
      <text:h text:style-name="Heading_20_3" text:outline-level="3"><text:bookmark-start text:name="__RefHeading___Toc1643_2962762415"/>51. Каков калибр пистолета-пулемёта «Бизон-2»?<text:bookmark-end text:name="__RefHeading___Toc1643_2962762415"/></text:h>
      <text:p text:style-name="Preformatted_20_Text">1. 7,62 мм.</text:p>
      <text:p text:style-name="P1">2. 9 мм.</text:p>
      <text:p text:style-name="Preformatted_20_Text">3. 5,45 мм.</text:p>
      <text:p text:style-name="P2">2</text:p>
      <text:h text:style-name="Heading_20_3" text:outline-level="3"><text:bookmark-start text:name="__RefHeading___Toc1645_2962762415"/>52. Какова ёмкость шнекового магазина пистолета-пулемёта «Бизон-2»?<text:bookmark-end text:name="__RefHeading___Toc1645_2962762415"/></text:h>
      <text:p text:style-name="Preformatted_20_Text">1. 20 патронов.</text:p>
      <text:p text:style-name="Preformatted_20_Text">2. 30 патронов.</text:p>
      <text:p text:style-name="P1">3. 64 патрона.</text:p>
      <text:p text:style-name="P2">3</text:p>
      <text:h text:style-name="Heading_20_3" text:outline-level="3"><text:bookmark-start text:name="__RefHeading___Toc1647_2962762415"/>53. Какова масса пистолета-пулемёта «Бизон-2» без патронов?<text:bookmark-end text:name="__RefHeading___Toc1647_2962762415"/></text:h>
      <text:p text:style-name="Preformatted_20_Text">1. 1,6 кг.</text:p>
      <text:p text:style-name="P1">2. 2,6 кг.</text:p>
      <text:p text:style-name="Preformatted_20_Text">3. 3,6 кг.</text:p>
      <text:p text:style-name="P2">2</text:p>
      <text:h text:style-name="Heading_20_3" text:outline-level="3"><text:bookmark-start text:name="__RefHeading___Toc1649_2962762415"/>54. Каков калибр пистолета-пулемета ПП-93?<text:bookmark-end text:name="__RefHeading___Toc1649_2962762415"/></text:h>
      <text:p text:style-name="Preformatted_20_Text">1. 5,45 мм.</text:p>
      <text:p text:style-name="Preformatted_20_Text">2. 7,62 мм.</text:p>
      <text:p text:style-name="P1">3. 9 мм.</text:p>
      <text:p text:style-name="P2">3</text:p>
      <text:h text:style-name="Heading_20_3" text:outline-level="3"><text:bookmark-start text:name="__RefHeading___Toc1651_2962762415"/>55. На чем основан принцип автоматики автомата АКМС?<text:bookmark-end text:name="__RefHeading___Toc1651_2962762415"/></text:h>
      <text:p text:style-name="Preformatted_20_Text">1. На действии возвратной пружины.</text:p>
      <text:p text:style-name="Preformatted_20_Text">2. На отдаче свободного затвора.</text:p>
      <text:p text:style-name="P1">3. На использовании энергии пороховых газов, отводимых из канала ствола в</text:p>
      <text:p text:style-name="P1">газовую камору.</text:p>
      <text:p text:style-name="P2">3</text:p>
      <text:h text:style-name="Heading_20_3" text:outline-level="3"><text:bookmark-start text:name="__RefHeading___Toc1653_2962762415"/>56. Каков калибр автомата АКМС?<text:bookmark-end text:name="__RefHeading___Toc1653_2962762415"/></text:h>
      <text:p text:style-name="P1">1. 7,62 мм.</text:p>
      <text:p text:style-name="Preformatted_20_Text">2. 9 мм.</text:p>
      <text:p text:style-name="Preformatted_20_Text">3. 5,45 мм.</text:p>
      <text:p text:style-name="P2">1</text:p>
      <text:h text:style-name="Heading_20_3" text:outline-level="3"><text:bookmark-start text:name="__RefHeading___Toc1655_2962762415"/>57. Какова прицельная дальность стрельбы из автомата АКМС?<text:bookmark-end text:name="__RefHeading___Toc1655_2962762415"/></text:h>
      <text:p text:style-name="P22">1. 800 м.</text:p>
      <text:p text:style-name="P22">2. 500 м.</text:p>
      <text:p text:style-name="P1">3. 1000 м.</text:p>
      <text:p text:style-name="P2">3</text:p>
      <text:h text:style-name="Heading_20_3" text:outline-level="3"><text:bookmark-start text:name="__RefHeading___Toc1657_2962762415"/>58. Дальность прямого выстрела по грудной фигуре автомата АКМС?<text:bookmark-end text:name="__RefHeading___Toc1657_2962762415"/></text:h>
      <text:p text:style-name="P1">1. 350 м.</text:p>
      <text:p text:style-name="Preformatted_20_Text">2. 500 м.</text:p>
      <text:p text:style-name="Preformatted_20_Text">3. 450 м.</text:p>
      <text:p text:style-name="P2">1</text:p>
      <text:h text:style-name="Heading_20_3" text:outline-level="3"><text:bookmark-start text:name="__RefHeading___Toc1659_2962762415"/><text:soft-page-break/>59. Какова емкость магазина автомата АКМС?<text:bookmark-end text:name="__RefHeading___Toc1659_2962762415"/></text:h>
      <text:p text:style-name="Preformatted_20_Text">1. 10 патронов.</text:p>
      <text:p text:style-name="Preformatted_20_Text">2. 16 патронов.</text:p>
      <text:p text:style-name="Preformatted_20_Text"><text:span text:style-name="T2">3. 30 патронов</text:span>.</text:p>
      <text:p text:style-name="P2">3</text:p>
      <text:h text:style-name="Heading_20_3" text:outline-level="3"><text:bookmark-start text:name="__RefHeading___Toc1661_2962762415"/>60. Какова предельная дальность полета пули автомата АКМС?<text:bookmark-end text:name="__RefHeading___Toc1661_2962762415"/></text:h>
      <text:p text:style-name="Preformatted_20_Text">1. 2800 м.</text:p>
      <text:p text:style-name="Preformatted_20_Text"><text:span text:style-name="T2">2. 3000 м</text:span>.</text:p>
      <text:p text:style-name="Preformatted_20_Text">3. 3500 м.</text:p>
      <text:p text:style-name="P2">2</text:p>
      <text:h text:style-name="Heading_20_3" text:outline-level="3"><text:bookmark-start text:name="__RefHeading___Toc1663_2962762415"/>61. Безопасное использование оружия предполагает в период непосредственного применения:<text:bookmark-end text:name="__RefHeading___Toc1663_2962762415"/></text:h>
      <text:p text:style-name="P1">1. Держать указательный палец вдоль спусковой скобы, переставляя его на</text:p>
      <text:p text:style-name="P1">спусковой крючок только перед выстрелом.</text:p>
      <text:p text:style-name="Preformatted_20_Text">2. Держать указательный палец всегда на спусковом крючке.</text:p>
      <text:p text:style-name="Preformatted_20_Text">3. Удерживая пистолет двумя руками, всегда держать указательные пальцы (один</text:p>
      <text:p text:style-name="Preformatted_20_Text">на другом) на спусковом крючке.</text:p>
      <text:p text:style-name="P2">1</text:p>
      <text:h text:style-name="Heading_20_3" text:outline-level="3"><text:bookmark-start text:name="__RefHeading___Toc1665_2962762415"/>62. Безопасное использование оружия предполагает в период непосредственного применения:<text:bookmark-end text:name="__RefHeading___Toc1665_2962762415"/></text:h>
      <text:p text:style-name="Preformatted_20_Text">1. Не отвлекаться на расчет траектории выстрела (в части исключения вреда</text:p>
      <text:p text:style-name="Preformatted_20_Text">посторонним лицам и/или вреда их имуществу).</text:p>
      <text:p text:style-name="P1">2. Обязательно рассчитывать траекторию выстрела для исключения вреда</text:p>
      <text:p text:style-name="P1">посторонним лицам, а по возможности и их имуществу.</text:p>
      <text:p text:style-name="Preformatted_20_Text">3. Обязательно рассчитывать траекторию выстрела для исключения вреда</text:p>
      <text:p text:style-name="Preformatted_20_Text">посторонним лицам.</text:p>
      <text:p text:style-name="P2">2</text:p>
      <text:h text:style-name="Heading_20_3" text:outline-level="3"><text:bookmark-start text:name="__RefHeading___Toc1667_2962762415"/>63. Безопасное использование оружия предполагает в период непосредственного применения:<text:bookmark-end text:name="__RefHeading___Toc1667_2962762415"/></text:h>
      <text:p text:style-name="Preformatted_20_Text">1. Ни при каких обстоятельствах не ставить оружие на предохранитель.</text:p>
      <text:p text:style-name="Preformatted_20_Text">2. Не ставить оружие на предохранитель после досылки</text:p>
      <text:p text:style-name="Preformatted_20_Text">в патронник, даже если оружие не применяется сразу после досылки патрона.</text:p>
      <text:p text:style-name="P15">3. Ставить оружие на предохранитель после досылки в патронник, если оружие не применяется сразу после досылки патрона.</text:p>
      <text:p text:style-name="P2">3</text:p>
      <text:h text:style-name="Heading_20_3" text:outline-level="3"><text:bookmark-start text:name="__RefHeading___Toc1669_2962762415"/>64. Безопасное использование оружия предполагает в период непосредственного применения:<text:bookmark-end text:name="__RefHeading___Toc1669_2962762415"/></text:h>
      <text:p text:style-name="P1">1. Обязательный контроль направления ствола оружия при досылке патрона в</text:p>
      <text:p text:style-name="P1">патронник для исключения возможного вреда посторонним лицам.</text:p>
      <text:p text:style-name="Preformatted_20_Text">2. Не отвлекаться на контроль направления ствола оружия при досылке патрона в</text:p>
      <text:p text:style-name="Preformatted_20_Text">патронник.</text:p>
      <text:p text:style-name="Preformatted_20_Text">3. Контролировать направления ствола оружия при досылке патрона</text:p>
      <text:p text:style-name="Preformatted_20_Text">в патронник только в ситуациях близости несовершеннолетних или ценного имущества.</text:p>
      <text:p text:style-name="P2">1</text:p>
      <text:h text:style-name="Heading_20_3" text:outline-level="3"><text:bookmark-start text:name="__RefHeading___Toc1671_2962762415"/>65. Каков порядок действий стрелка при проведении стрельб в тирах и на стрельбищах?<text:bookmark-end text:name="__RefHeading___Toc1671_2962762415"/></text:h>
      <text:p text:style-name="Preformatted_20_Text">1. Стрелок самостоятельно выходит на линию огня, по команде «заряжай»</text:p>
      <text:p text:style-name="Preformatted_20_Text">заряжает оружие и по команде «огонь» ведет огонь.</text:p>
      <text:p text:style-name="Preformatted_20_Text"><text:soft-page-break/>2. Стрелок по команде «на линию огня» выходит на огневой рубеж, заряжает,</text:p>
      <text:p text:style-name="Preformatted_20_Text">стреляет.</text:p>
      <text:p text:style-name="P1">3. Стрелок выходит, заряжает, стреляет, производит иные действия только по мере</text:p>
      <text:p text:style-name="P1">получения отдельных команд.</text:p>
      <text:p text:style-name="P2">3</text:p>
      <text:h text:style-name="Heading_20_3" text:outline-level="3"><text:bookmark-start text:name="__RefHeading___Toc1673_2962762415"/>66. Меры безопасности при проведении на стрелковых объектах специальных упражнений (связанных с поворотами, разворотами, кувырками, перекатами и т.п.) предполагают:<text:bookmark-end text:name="__RefHeading___Toc1673_2962762415"/></text:h>
      <text:p text:style-name="Preformatted_20_Text">1. Обязательное применение оружия, предназначенного для подразделений</text:p>
      <text:p text:style-name="Preformatted_20_Text">специального назначения.</text:p>
      <text:p text:style-name="P1">2. Нахождение оружия на предохранителе вплоть до момента открытия огня,</text:p>
      <text:p text:style-name="P1">направление оружия и производство выстрелов только по мишеням, установленным</text:p>
      <text:p text:style-name="P1">перед пулеприемником (пулеприемниками).</text:p>
      <text:p text:style-name="Preformatted_20_Text">3. Надежное удержание оружия при передвижениях, без каких-либо</text:p>
      <text:p text:style-name="Preformatted_20_Text">дополнительных требований.</text:p>
      <text:p text:style-name="P16">2</text:p>
      <text:h text:style-name="Heading_20_3" text:outline-level="3"><text:bookmark-start text:name="__RefHeading___Toc1675_2962762415"/>67. В случае задержки при стрельбе из пистолета в тире необходимо:<text:bookmark-end text:name="__RefHeading___Toc1675_2962762415"/></text:h>
      <text:p text:style-name="Preformatted_20_Text">1. Осторожно вынуть магазин из основания рукоятки, устранить причину задержки,</text:p>
      <text:p text:style-name="Preformatted_20_Text">продолжить выполнение упражнения.</text:p>
      <text:p text:style-name="Preformatted_20_Text">2. Поставить оружие на предохранитель, вынуть магазин из основания рукоятки,</text:p>
      <text:p text:style-name="Preformatted_20_Text">сдать оружие руководителю стрельб (инструктору).</text:p>
      <text:p text:style-name="P1">3. Не производить никаких действий с оружием и удерживая его в направлении мишени,доложить руководителю стрельб(инструктору) о задержке и действовать по его команде.</text:p>
      <text:p text:style-name="P10">3</text:p>
      <text:h text:style-name="Heading_20_3" text:outline-level="3"><text:bookmark-start text:name="__RefHeading___Toc1677_2962762415"/>68. При стрельбе в тире в противошумовых наушниках или защитных очках действуют следующие правила:<text:bookmark-end text:name="__RefHeading___Toc1677_2962762415"/></text:h>
      <text:p text:style-name="Preformatted_20_Text">1. Следует закрепить их во избежание падения во время стрельбы.</text:p>
      <text:p text:style-name="P1">2. Запрещается надевать, поправлять и снимать их с оружием в руках.</text:p>
      <text:p text:style-name="P2">3. Разрешается надевать, поправлять и снимать их с оружием в руках.</text:p>
      <text:p text:style-name="P2">2</text:p>
      <text:h text:style-name="Heading_20_3" text:outline-level="3"><text:bookmark-start text:name="__RefHeading___Toc1679_2962762415"/>69. При необходимости перемещения по тиру или стрельбищу (осмотр мишеней и т.п.) в соответствии с мерами по обеспечению безопасности оружие должно находиться:<text:bookmark-end text:name="__RefHeading___Toc1679_2962762415"/></text:h>
      <text:p text:style-name="Preformatted_20_Text">1. Непосредственно в руках стрелка.</text:p>
      <text:p text:style-name="P1">2. В кобуре стрелка или на столике стрелка - в разряженном или поставленном на</text:p>
      <text:p text:style-name="P1">предохранитель виде.</text:p>
      <text:p text:style-name="Preformatted_20_Text">3. Какие-либо правила на этот счет отсутствуют.</text:p>
      <text:p text:style-name="P2">2</text:p>
      <text:h text:style-name="Heading_20_3" text:outline-level="3"><text:bookmark-start text:name="__RefHeading___Toc1681_2962762415"/>70. Действия по временному прекращению стрельбы в<text:bookmark-end text:name="__RefHeading___Toc1681_2962762415"/></text:h>
      <text:h text:style-name="Heading_20_3" text:outline-level="3"><text:bookmark-start text:name="__RefHeading___Toc1683_2962762415"/>Тире, на стрельбище и при исполнении служебных обязанностей работника юридического лица с особыми уставными задачами:<text:bookmark-end text:name="__RefHeading___Toc1683_2962762415"/></text:h>
      <text:p text:style-name="Preformatted_20_Text">1. Прекратить нажим на хвост спускового крючка; извлечь магазин, произвести</text:p>
      <text:p text:style-name="Preformatted_20_Text">контрольный спуск курка (в условиях безопасности по направлению возможного</text:p>
      <text:p text:style-name="Preformatted_20_Text">выстрела), включить предохранитель (если таковой имеется).</text:p>
      <text:p text:style-name="P1"><text:soft-page-break/>2. Прекратить нажим на хвост спускового крючка; включить предохранитель (если</text:p>
      <text:p text:style-name="P1">таковой имеется); при необходимости – перезарядить оружие.</text:p>
      <text:p text:style-name="Preformatted_20_Text">3. Прекратить нажим на хвост спускового крючка; извлечь магазин, произвести</text:p>
      <text:p text:style-name="Preformatted_20_Text">контрольный спуск курка (в условиях безопасности по направлению возможного</text:p>
      <text:p text:style-name="Preformatted_20_Text">выстрела).</text:p>
      <text:p text:style-name="P2">2</text:p>
      <text:h text:style-name="Heading_20_3" text:outline-level="3"><text:bookmark-start text:name="__RefHeading___Toc1685_2962762415"/>71. Для временного прекращения стрельбы в тире (на стрельбище) подается команда:<text:bookmark-end text:name="__RefHeading___Toc1685_2962762415"/></text:h>
      <text:p text:style-name="Preformatted_20_Text">1. «Оружие к осмотру».</text:p>
      <text:p text:style-name="Preformatted_20_Text">2. «Разряжай».</text:p>
      <text:p text:style-name="P1">3. «Стой» (при стрельбе в движении - «Прекратить огонь»).</text:p>
      <text:p text:style-name="P2">3</text:p>
      <text:h text:style-name="Heading_20_3" text:outline-level="3"><text:bookmark-start text:name="__RefHeading___Toc1687_2962762415"/>72. Для полного прекращения стрельбы в тире (на стрельбище) подается команда:<text:bookmark-end text:name="__RefHeading___Toc1687_2962762415"/></text:h>
      <text:p text:style-name="Preformatted_20_Text">1. «Оружие к осмотру».</text:p>
      <text:p text:style-name="P1">2. «Разряжай».</text:p>
      <text:p text:style-name="Preformatted_20_Text">3. «Стой» (при стрельбе в движении - «Прекратить огонь»).</text:p>
      <text:p text:style-name="P2">2</text:p>
      <text:h text:style-name="Heading_20_3" text:outline-level="3"><text:bookmark-start text:name="__RefHeading___Toc1689_2962762415"/>73. Контрольный спуск курка оружия (в тире, на стрельбище, после его применения при исполнении служебных обязанностей) производится:<text:bookmark-end text:name="__RefHeading___Toc1689_2962762415"/></text:h>
      <text:p text:style-name="P1">1. После осмотра оружия руководителем стрельбы (вышестоящим начальником,</text:p>
      <text:p text:style-name="P1">иным уполномоченным лицом).</text:p>
      <text:p text:style-name="P23">2. После разряжания оружия (до процедуры его осмотра).</text:p>
      <text:p text:style-name="P23">3. Сразу после временного прекращения стрельбы.</text:p>
      <text:p text:style-name="P2">1</text:p>
      <text:h text:style-name="P4" text:outline-level="3"><text:bookmark-start text:name="__RefHeading___Toc1691_2962762415"/>74. При выполнении команды «Заряжай», согласно понятию о заряжании стрелкового оружия, установленному действующим государственным стандартом (с учетом требований безопасности на стрелковых объектах):<text:bookmark-end text:name="__RefHeading___Toc1691_2962762415"/></text:h>
      <text:p text:style-name="Preformatted_20_Text">1. Пистолет направляется дульной частью в сторону мишени, снаряженный магазин</text:p>
      <text:p text:style-name="Preformatted_20_Text">вставляется в основание рукоятки пистолета (если по условиям упражнения уже не был присоединен), патрон в патронник не досылается,стрелок производит доклад о готовности «Иванов к стрельбе готов».</text:p>
      <text:p text:style-name="P1">2. Пистолет направляется дульной частью в сторону мишени, снаряженный магазин</text:p>
      <text:p text:style-name="P1">вставляется в основание рукоятки пистолета (если по условиям упражнения уже не был присоединен), пистолет снимается с предохранителя (предохранитель выключается), патрон досылается в патронник, пистолет ставится на предохранитель (предохранитель включается), стрелок производит доклад о готовности «Иванов к стрельбе готов».</text:p>
      <text:p text:style-name="Preformatted_20_Text">3. Пистолет удерживается дульной частью в произвольном направлении, снаряженный магазин вставляется в основание рукоятки пистолета (если по условиям упражнения уже не был присоединен), пистолет снимается с предохранителя (предохранитель выключается), патрон досылается в патронник, пистолет ставится на предохранитель (предохранитель включается), стрелок производит доклад о готовности «Иванов к <text:span text:style-name="T3">стрельбе готов».</text:span></text:p>
      <text:p text:style-name="P2">2</text:p>
      <text:h text:style-name="Heading_20_3" text:outline-level="3"><text:bookmark-start text:name="__RefHeading___Toc1693_2962762415"/>75. Действия стрелка по полному прекращению стрельбы в тире (на стрельбище):<text:bookmark-end text:name="__RefHeading___Toc1693_2962762415"/></text:h>
      <text:p text:style-name="Preformatted_20_Text">1. Прекратить нажим на хвост спускового крючка, включить предохранитель (если</text:p>
      <text:p text:style-name="Preformatted_20_Text"><text:soft-page-break/>таковой имеется), разрядить оружие (согласно правилам, установленным для данного</text:p>
      <text:p text:style-name="Preformatted_20_Text">оружия), далее произвести контрольный спуск курка (в условиях безопасности по</text:p>
      <text:p text:style-name="Preformatted_20_Text">направлению возможного выстрела).</text:p>
      <text:p text:style-name="Preformatted_20_Text">2. Прекратить нажим на хвост спускового крючка; включить предохранитель (если</text:p>
      <text:p text:style-name="Preformatted_20_Text">таковой имеется).</text:p>
      <text:p text:style-name="P1">3. Прекратить нажим на хвост спускового крючка, включить предохранитель (если</text:p>
      <text:p text:style-name="P1">таковой имеется), разрядить оружие (согласно правилам, установленным для данного</text:p>
      <text:p text:style-name="P1">оружия); далее действовать по команде «Оружие – к осмотру».</text:p>
      <text:p text:style-name="P2">3</text:p>
      <text:h text:style-name="Heading_20_3" text:outline-level="3"><text:bookmark-start text:name="__RefHeading___Toc1695_2962762415"/>76. Действия с пистолетом при получении стрелком в тире (на стрельбище) команды «Оружие – к осмотру»:<text:bookmark-end text:name="__RefHeading___Toc1695_2962762415"/></text:h>
      <text:p text:style-name="Preformatted_20_Text">1. Извлечь магазин, предъявить оружие к осмотру (в положении</text:p>
      <text:p text:style-name="Preformatted_20_Text">«на затворной задержке») с приложенным сбоку (под большой палец правой руки)</text:p>
      <text:p text:style-name="Preformatted_20_Text">магазином. После осмотра оружия руководителем стрельбы (по команде «осмотрено»)</text:p>
      <text:p text:style-name="Preformatted_20_Text">поставить оружие на предохранитель; магазин вставить в основание рукоятки, пистолет вложить в кобуру.</text:p>
      <text:p text:style-name="P1">2. Извлечь магазин, предъявить оружие к осмотру (в положении «на затворной задержке») с приложенным сбоку (под большой палец правой руки)магазином. После осмотра оружия руководителем стрельбы (по команде «осмотрено») снять с затворной задержки, произвести контрольный спуск курка, поставить оружие на предохранитель; магазин вставить в основание рукоятки, пистолет вложить в кобуру.</text:p>
      <text:p text:style-name="Preformatted_20_Text">3. Извлечь магазин, предъявить оружие к осмотру (в положении</text:p>
      <text:p text:style-name="Preformatted_20_Text">«на затворной задержке») с приложенным сбоку (под большой палец правой руки)</text:p>
      <text:p text:style-name="Preformatted_20_Text">магазином. После осмотра оружия руководителем стрельбы (по команде «осмотрено»)</text:p>
      <text:p text:style-name="Preformatted_20_Text">снять с затворной задержки, произвести контрольный спуск курка, поставить оружие на предохранитель.</text:p>
      <text:p text:style-name="P2">2</text:p>
      <text:h text:style-name="Heading_20_3" text:outline-level="3"><text:bookmark-start text:name="__RefHeading___Toc1697_2962762415"/>77. Действия с оружием по завершении его применения работником юридического лица с особыми уставными задачами при исполнении служебных обязанностей (до прибытия правоохранительных органов):<text:bookmark-end text:name="__RefHeading___Toc1697_2962762415"/></text:h>
      <text:p text:style-name="Preformatted_20_Text">1. Прекратить нажим на хвост спускового крючка, не разряжая оружие</text:p>
      <text:p text:style-name="Preformatted_20_Text">и не ставя оружие на предохранитель, дождаться указаний вышестоящего начальника или представителей правоохранительных органов.</text:p>
      <text:p text:style-name="Preformatted_20_Text">2. Прекратить нажим на хвост спускового крючка, разрядить оружие, включить</text:p>
      <text:p text:style-name="Preformatted_20_Text">предохранитель (если таковой имеется), убрать оружие в кобуру (для тех видов оружия, ношение которых осуществляется в кобуре).</text:p>
      <text:p text:style-name="P1">3. Прекратить нажим на хвост спускового крючка, не разряжая оружие, включить</text:p>
      <text:p text:style-name="P1">предохранитель (если таковой имеется), убрать оружие в кобуру (для тех видов оружия, ношение которых осуществляется в кобуре).</text:p>
      <text:p text:style-name="P2">3</text:p>
      <text:h text:style-name="Heading_20_3" text:outline-level="3"><text:bookmark-start text:name="__RefHeading___Toc1699_2962762415"/>78. Безопасное использование оружия при его ношении предполагает передачу оружия лицу, уполномоченному на его проверку:<text:bookmark-end text:name="__RefHeading___Toc1699_2962762415"/></text:h>
      <text:p text:style-name="Preformatted_20_Text">1. С патроном в патроннике и присоединенным магазином.</text:p>
      <text:p text:style-name="P1">2. С отсоединенным магазином и после проверки факта отсутствия патрона в</text:p>
      <text:p text:style-name="P1">патроннике.</text:p>
      <text:p text:style-name="Preformatted_20_Text">3. В том состоянии, которого потребовал проверяющий.</text:p>
      <text:p text:style-name="P2">2</text:p>
      <text:h text:style-name="P5" text:outline-level="3"><text:bookmark-start text:name="__RefHeading___Toc1701_2962762415"/><text:soft-page-break/>79. Чистка и смазка оружия (пистолетов, револьверов, ружей и карабинов), находящегося без употребления, производится:<text:bookmark-end text:name="__RefHeading___Toc1701_2962762415"/></text:h>
      <text:p text:style-name="Preformatted_20_Text">1. Ежедневно.</text:p>
      <text:p text:style-name="P1">2. Не реже одного раза в неделю.</text:p>
      <text:p text:style-name="Preformatted_20_Text">3. Не реже одного раза в месяц.</text:p>
      <text:p text:style-name="P1">2</text:p>
      <text:p text:style-name="Preformatted_20_Text"/>
      <text:h text:style-name="Heading_20_3" text:outline-level="3"><text:bookmark-start text:name="__RefHeading___Toc1703_2962762415"/>5.80. Чистка и смазка оружия (пистолетов, револьверов, ружей и карабинов) после стрельбы производится:<text:bookmark-end text:name="__RefHeading___Toc1703_2962762415"/></text:h>
      <text:p text:style-name="Preformatted_20_Text">1. Однократно, по возвращении со стрельбы.</text:p>
      <text:p text:style-name="Preformatted_20_Text">2. Немедленно по окончании стрельбы (частично), по возвращении</text:p>
      <text:p text:style-name="Preformatted_20_Text">со стрельбы (окончательно).</text:p>
      <text:p text:style-name="P1">3. Немедленно по окончании стрельбы (частично), по возвращении</text:p>
      <text:p text:style-name="P1">со стрельбы (окончательно), в последующие 3-4 дня ежедневно.</text:p>
      <text:p text:style-name="P11">3</text:p>
      <text:h text:style-name="Heading_20_3" text:outline-level="3"><text:bookmark-start text:name="__RefHeading___Toc1705_2962762415"/>81. Чистка и смазка оружия (пистолетов,револьверов, ружей и карабинов), внесенного с мороза в теплое помещение:<text:bookmark-end text:name="__RefHeading___Toc1705_2962762415"/></text:h>
      <text:p text:style-name="Preformatted_20_Text">1. Производится после того, как оружие «отпотеет» (появятся капли влаги) и влага</text:p>
      <text:p text:style-name="Preformatted_20_Text">высохнет.</text:p>
      <text:p text:style-name="Preformatted_20_Text">2. Производится, не дожидаясь, пока оружие начнет «отпотевать» (оружие сразу</text:p>
      <text:p text:style-name="Preformatted_20_Text">протирается насухо; начинается его чистка).</text:p>
      <text:p text:style-name="P1">3. Производится, когда оружие «отпотеет» - появятся капли влаги (после этого</text:p>
      <text:p text:style-name="P1">сразу протирается насухо; начинается его чистка).</text:p>
      <text:p text:style-name="P2">3</text:p>
      <text:h text:style-name="Heading_20_3" text:outline-level="3"><text:bookmark-start text:name="__RefHeading___Toc1707_2962762415"/>82. Смазку оружия положено производить:<text:bookmark-end text:name="__RefHeading___Toc1707_2962762415"/></text:h>
      <text:p text:style-name="Preformatted_20_Text">1. Одновременно с чисткой.</text:p>
      <text:p text:style-name="Preformatted_20_Text">2. По истечении 10 минут после чистки.</text:p>
      <text:p text:style-name="P1">3. Немедленно после чистки.</text:p>
      <text:p text:style-name="P2">3</text:p>
      <text:h text:style-name="Heading_20_3" text:outline-level="3"><text:bookmark-start text:name="__RefHeading___Toc1709_2962762415"/>83. Произойдет ли выстрел, если работник юридического лица с особыми уставными задачами дослал патрон в патронник пистолета, передернув затвор и сразу поставил его на предохранитель (А при этом курок сорвался с боевого взвода!)?<text:bookmark-end text:name="__RefHeading___Toc1709_2962762415"/></text:h>
      <text:p text:style-name="Preformatted_20_Text">1. Произойдет, как и при любом срыве курка с боевого взвода.</text:p>
      <text:p text:style-name="Preformatted_20_Text">2. Произойдет, но с замедлением до 30 секунд.</text:p>
      <text:p text:style-name="P1">3. Не произойдет, пока не будет произведен повторный взвод и спуск курка при</text:p>
      <text:p text:style-name="P1">снятом предохранителе.</text:p>
      <text:p text:style-name="P2">3</text:p>
      <text:h text:style-name="Heading_20_3" text:outline-level="3"><text:bookmark-start text:name="__RefHeading___Toc1711_2962762415"/>84. Как следует производить перезарядку служебного (гладкоствольного длинноствольного) ружья с помповым механизмом?<text:bookmark-end text:name="__RefHeading___Toc1711_2962762415"/></text:h>
      <text:p text:style-name="P1">1. Быстрым движением цевья назад, и не задерживая в заднем положении, быстрым</text:p>
      <text:p text:style-name="P1">вперед.</text:p>
      <text:p text:style-name="Preformatted_20_Text">2. Медленно назад и быстро вперед.</text:p>
      <text:p text:style-name="Preformatted_20_Text">3. Быстро назад и медленно вперед.</text:p>
      <text:p text:style-name="P2">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5.2$Linux_X86_64 LibreOffice_project/00$Build-2</meta:generator>
    <dc:date>2021-05-14T09:24:37.805078862</dc:date>
    <meta:editing-duration>PT2H13M</meta:editing-duration>
    <meta:editing-cycles>16</meta:editing-cycles>
    <meta:document-statistic meta:table-count="0" meta:image-count="0" meta:object-count="0" meta:page-count="17" meta:paragraph-count="599" meta:word-count="4751" meta:character-count="33626" meta:non-whitespace-character-count="29470"/>
  </office:meta>
</office:document-meta>
</file>